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d428" draw:textarea-horizontal-align="justify" draw:textarea-vertical-align="middle" draw:auto-grow-height="false" fo:min-height="1.15cm" fo:min-width="3.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9.0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38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2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9.41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.75cm" fo:min-width="5.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32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5.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73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0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08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649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546cm" fo:min-width="4.9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7.55cm" fo:min-width="0.3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objectwithoutfill">
      <style:graphic-properties svg:stroke-color="#000000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10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16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17cm"/>
      <style:paragraph-properties style:writing-mode="lr-tb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5.15cm" fo:min-width="0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74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546cm" fo:min-width="7.5cm"/>
    </style:style>
    <style:style style:name="gr33" style:family="graphic" style:parent-style-name="objectwithoutfill">
      <style:graphic-properties draw:marker-end="Arrow_20_concave" draw:marker-end-width="0.3cm" draw:fill="none" draw:textarea-vertical-align="middle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546cm" fo:min-width="9.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25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99cm"/>
      <style:paragraph-properties style:writing-mode="lr-tb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0.546cm" fo:min-width="4.443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0.546cm" fo:min-width="5.04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18cm"/>
      <style:paragraph-properties style:writing-mode="lr-tb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.546cm" fo:min-width="5.9cm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3.465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d428"/>
      <style:paragraph-properties fo:text-align="center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OpenSans"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style:font-name="OpenSans"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style:font-name="OpenSans" fo:font-size="18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style:font-name="OpenSans" fo:font-size="14pt" style:font-size-asian="18pt" style:font-size-complex="18pt"/>
    </style:style>
    <style:style style:name="P14" style:family="paragraph">
      <loext:graphic-properties draw:fill="none" draw:fill-color="#ffffff"/>
      <style:paragraph-properties style:writing-mode="lr-tb"/>
      <style:text-properties style:font-name="OpenSans" fo:font-size="14pt" fo:font-weight="normal" style:font-size-asian="18pt" style:font-weight-asian="normal" style:font-size-complex="18pt" style:font-weight-complex="normal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14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 fo:font-size="18pt" style:font-size-asian="18pt" style:font-size-complex="18pt"/>
    </style:style>
    <style:style style:name="T7" style:family="text">
      <style:text-properties style:font-name="OpenSans" fo:font-size="14pt" style:font-size-asian="14pt" style:font-size-complex="14pt"/>
    </style:style>
    <style:style style:name="T8" style:family="text">
      <style:text-properties style:font-name="OpenSans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OpenSans" fo:font-size="14pt" style:font-size-asian="18pt" style:font-size-complex="18pt"/>
    </style:style>
    <style:style style:name="T10" style:family="text">
      <style:text-properties style:font-name="OpenSans" fo:font-size="14pt" fo:font-weight="normal" style:font-size-asian="18pt" style:font-weight-asian="normal" style:font-size-complex="18pt" style:font-weight-complex="normal"/>
    </style:style>
    <style:style style:name="T11" style:family="text">
      <style:text-properties style:font-name="OpenSans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Stack</text:span><text:span text:style-name="T1"> – Applic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Evaluation -Infix to Postfi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 xml:id="id1" text:id="id1"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g xml:id="id2" draw:id="id2">
          <draw:custom-shape draw:style-name="gr3" draw:text-style-name="P7" draw:layer="layout" svg:width="3.6cm" svg:height="1.4cm" svg:x="4.5cm" svg:y="3.6cm">
            <text:p text:style-name="P6">Conversion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3.6cm" svg:height="1.4cm" svg:x="11.1cm" svg:y="3.6cm">
            <text:p text:style-name="P6">Evaluation</text:p>
            <draw:enhanced-geometry svg:viewBox="0 0 21600 21600" draw:type="rectangle" draw:enhanced-path="M 0 0 L 21600 0 21600 21600 0 21600 0 0 Z N"/>
          </draw:custom-shape>
          <draw:line draw:style-name="gr4" draw:text-style-name="P8" draw:layer="layout" svg:x1="2.1cm" svg:y1="4.3cm" svg:x2="4.5cm" svg:y2="4.3cm">
            <text:p/>
          </draw:line>
          <draw:line draw:style-name="gr4" draw:text-style-name="P8" draw:layer="layout" svg:x1="8.1cm" svg:y1="4.3cm" svg:x2="11.1cm" svg:y2="4.3cm">
            <text:p/>
          </draw:line>
          <draw:frame draw:style-name="gr5" draw:text-style-name="P9" draw:layer="layout" svg:width="1.666cm" svg:height="0.962cm" svg:x="1.834cm" svg:y="3.438cm">
            <draw:text-box>
              <text:p>Infix</text:p>
            </draw:text-box>
          </draw:frame>
          <draw:frame draw:style-name="gr6" draw:text-style-name="P9" draw:layer="layout" svg:width="2.407cm" svg:height="0.962cm" svg:x="8.4cm" svg:y="3.338cm">
            <draw:text-box>
              <text:p>Postfix</text:p>
            </draw:text-box>
          </draw:frame>
          <draw:frame draw:style-name="gr7" draw:text-style-name="P9" draw:layer="layout" svg:width="2.297cm" svg:height="0.962cm" svg:x="14.993cm" svg:y="3.4cm">
            <draw:text-box>
              <text:p>Result</text:p>
            </draw:text-box>
          </draw:frame>
          <draw:line draw:style-name="gr4" draw:text-style-name="P8" draw:layer="layout" svg:x1="14.7cm" svg:y1="4.362cm" svg:x2="17.1cm" svg:y2="4.362cm">
            <text:p/>
          </draw:line>
        </draw:g>
        <draw:g xml:id="id3" draw:id="id3">
          <draw:frame draw:style-name="gr8" draw:text-style-name="P10" draw:layer="layout" svg:width="10cm" svg:height="1cm" svg:x="1.2cm" svg:y="8.301cm">
            <draw:text-box>
              <text:list text:style-name="L1">
                <text:list-item>
                  <text:p><text:span text:style-name="T6">{23*} -3 + {84/} / { 11+ }</text:span><text:span text:style-name="T7"> </text:span></text:p>
                </text:list-item>
              </text:list>
            </draw:text-box>
          </draw:frame>
          <draw:frame draw:style-name="gr9" draw:text-style-name="P11" draw:layer="layout" svg:width="9.509cm" svg:height="1cm" svg:x="1.2cm" svg:y="6.101cm">
            <draw:text-box>
              <text:list text:style-name="L1">
                <text:list-item>
                  <text:p><text:span text:style-name="T8">2 * 3 - 3 + 8 / 4 / ( 1 + 1 ) </text:span></text:p>
                </text:list-item>
              </text:list>
            </draw:text-box>
          </draw:frame>
          <draw:frame draw:style-name="gr8" draw:text-style-name="P12" draw:layer="layout" svg:width="9.7cm" svg:height="1cm" svg:x="1.2cm" svg:y="9.501cm">
            <draw:text-box>
              <text:list text:style-name="L1">
                <text:list-item>
                  <text:p><text:span text:style-name="T6">{23*} -3 + {84 / 11+ /}</text:span></text:p>
                </text:list-item>
              </text:list>
            </draw:text-box>
          </draw:frame>
          <draw:frame draw:style-name="gr10" draw:text-style-name="P12" draw:layer="layout" svg:width="12.8cm" svg:height="0.988cm" svg:x="1.2cm" svg:y="11.89cm">
            <draw:text-box>
              <text:list text:style-name="L1">
                <text:list-item>
                  <text:p><text:span text:style-name="T6">23* 3– 84/ 11+ / + <text:s text:c="23"/>Postfix </text:span></text:p>
                </text:list-item>
              </text:list>
            </draw:text-box>
          </draw:frame>
          <draw:frame draw:style-name="gr11" draw:text-style-name="P11" draw:layer="layout" svg:width="8.887cm" svg:height="1cm" svg:x="1.2cm" svg:y="7.201cm">
            <draw:text-box>
              <text:list text:style-name="L1">
                <text:list-item>
                  <text:p><text:span text:style-name="T8">2 * 3 – 3 + 8 / 4 / {11+}</text:span></text:p>
                </text:list-item>
              </text:list>
            </draw:text-box>
          </draw:frame>
          <draw:frame draw:style-name="gr12" draw:text-style-name="P11" draw:layer="layout" svg:width="8.79cm" svg:height="1cm" svg:x="1.2cm" svg:y="10.701cm">
            <draw:text-box>
              <text:list text:style-name="L1">
                <text:list-item>
                  <text:p><text:span text:style-name="T8">{23* 3-} + {84 / 11+ /}</text:span></text:p>
                </text:list-item>
              </text:list>
            </draw:text-box>
          </draw:frame>
          <draw:line draw:style-name="gr4" draw:text-style-name="P8" draw:layer="layout" svg:x1="8.6cm" svg:y1="12.401cm" svg:x2="11.2cm" svg:y2="12.40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xml:id="id14" draw:id="id14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 xml:id="id9" text:id="id9"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 xml:id="id7" text:id="id7"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xml:id="id10" draw:id="id10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xml:id="id8" draw:id="id8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xml:id="id11" draw:id="id11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xml:id="id12" draw:id="id12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xml:id="id5" draw:id="id5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 xml:id="id6" text:id="id6"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 xml:id="id13" text:id="id13"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 xml:id="id4" text:id="id4"><text:span text:style-name="T10">Create a Stac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custom-shape draw:style-name="gr22" draw:text-style-name="P15" xml:id="id16" draw:id="id16" draw:layer="layout" svg:width="5.4cm" svg:height="0.796cm" svg:x="0.8cm" svg:y="3.404cm">
          <text:p/>
          <draw:enhanced-geometry svg:viewBox="0 0 21600 21600" draw:type="rectangle" draw:enhanced-path="M 0 0 L 21600 0 21600 21600 0 21600 0 0 Z N"/>
        </draw:custom-shap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 xml:id="id15" draw:id="id15"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 xml:id="id17" draw:id="id17"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xml:id="id18" draw:id="id18" draw:layer="layout" svg:width="1.874cm" svg:height="0.831cm" svg:x="14.7cm" svg:y="9.97cm">
          <draw:text-box>
            <text:p><text:span text:style-name="T7">Stack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peek-in" presentation:preset-sub-type="from-bottom" presentation:preset-property="Direction">
                  <anim:set smil:begin="0s" smil:dur="0.002s" smil:fill="hold" smil:targetElement="id17" smil:attributeName="visibility" smil:to="visible"/>
                  <anim:transitionFilter smil:dur="1s" smil:targetElement="id17" smil:type="slideWipe" smil:subtype="fromBottom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2" draw:text-style-name="P15" xml:id="id19" draw:id="id19" draw:layer="layout" svg:width="8cm" svg:height="0.796cm" svg:x="0.9cm" svg:y="4.404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3" draw:text-style-name="P17" xml:id="id20" draw:id="id20" draw:layer="layout" svg:width="0cm" svg:height="0.787cm" svg:x="18cm" svg:y="7.812cm" svg:viewBox="0 0 0 788" draw:points="0,78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peek-in" presentation:preset-sub-type="from-bottom" presentation:preset-property="Direction">
                  <anim:set smil:begin="0s" smil:dur="0.002s" smil:fill="hold" smil:targetElement="id20" smil:attributeName="visibility" smil:to="visible"/>
                  <anim:transitionFilter smil:dur="1s" smil:targetElement="id20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2" draw:text-style-name="P15" xml:id="id21" draw:id="id21" draw:layer="layout" svg:width="8cm" svg:height="0.796cm" svg:x="0.9cm" svg:y="5.204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3" draw:text-style-name="P17" xml:id="id22" draw:id="id22" draw:layer="layout" svg:width="0cm" svg:height="0.787cm" svg:x="18cm" svg:y="7.812cm" svg:viewBox="0 0 0 788" draw:points="0,78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22" smil:attributeName="fill-color" smil:to="#333399" anim:color-interpolation="rgb" anim:color-interpolation-direction="clockwise"/>
                  <anim:set smil:dur="2s" smil:fill="hold" smil:targetElement="id22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23" draw:id="id23" draw:layer="layout" svg:width="8cm" svg:height="0.796cm" svg:x="0.9cm" svg:y="6.00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3" draw:text-style-name="P17" draw:layer="layout" svg:x1="18cm" svg:y1="8.6cm" svg:x2="18cm" svg:y2="7.812cm">
          <text:p/>
        </draw:line>
        <draw:frame draw:style-name="gr27" draw:text-style-name="P10" draw:layer="layout" svg:width="0.815cm" svg:height="0.831cm" svg:x="15.185cm" svg:y="9.2cm">
          <draw:text-box>
            <text:p xml:id="id24" text:id="id24"><text:span text:style-name="T7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-right" presentation:preset-property="Direction;Accelerate;Decelerate">
                  <anim:set smil:begin="0s" smil:dur="0.002s" smil:fill="hold" smil:targetElement="id24" anim:sub-item="text" smil:attributeName="visibility" smil:to="visible"/>
                  <anim:animate smil:dur="1s" smil:fill="hold" smil:targetElement="id24" anim:sub-item="text" smil:attributeName="x" smil:values="1+width/2;x" smil:keyTimes="0;1"/>
                  <anim:animate smil:dur="1s" smil:fill="hold" smil:targetElement="id24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25" draw:id="id25" draw:layer="layout" svg:width="8cm" svg:height="0.796cm" svg:x="0.735cm" svg:y="9.1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3" draw:text-style-name="P17" xml:id="id26" draw:id="id26" draw:layer="layout" svg:width="0cm" svg:height="0.787cm" svg:x="18cm" svg:y="7.812cm" svg:viewBox="0 0 0 788" draw:points="0,788 0,0">
          <text:p/>
        </draw:polyline>
        <draw:frame draw:style-name="gr27" draw:text-style-name="P10" draw:layer="layout" svg:width="0.815cm" svg:height="0.831cm" svg:x="15.185cm" svg:y="9.2cm">
          <draw:text-box>
            <text:p><text:span text:style-name="T7">2</text:span></text:p>
          </draw:text-box>
        </draw:frame>
        <draw:polyline draw:style-name="gr33" draw:text-style-name="P17" xml:id="id27" draw:id="id27" draw:layer="layout" svg:width="0cm" svg:height="0.787cm" svg:x="18.6cm" svg:y="7.804cm" svg:viewBox="0 0 0 788" draw:points="0,78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2" draw:text-style-name="P15" xml:id="id28" draw:id="id28" draw:layer="layout" svg:width="8cm" svg:height="0.796cm" svg:x="0.9cm" svg:y="5.204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3" draw:text-style-name="P17" xml:id="id29" draw:id="id29" draw:layer="layout" svg:width="0cm" svg:height="0.787cm" svg:x="18.6cm" svg:y="7.805cm" svg:viewBox="0 0 0 788" draw:points="0,788 0,0">
          <text:p/>
        </draw:polyline>
        <draw:frame draw:style-name="gr27" draw:text-style-name="P10" draw:layer="layout" svg:width="0.815cm" svg:height="0.831cm" svg:x="15.186cm" svg:y="9.201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29" smil:attributeName="fill-color" smil:to="#333399" anim:color-interpolation="rgb" anim:color-interpolation-direction="clockwise"/>
                  <anim:set smil:dur="2s" smil:fill="hold" smil:targetElement="id29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30" draw:id="id30" draw:layer="layout" svg:width="8cm" svg:height="0.796cm" svg:x="0.9cm" svg:y="6.00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91cm" svg:y="8.671cm">
          <draw:text-box>
            <text:p><text:span text:style-name="T7">3</text:span></text:p>
          </draw:text-box>
        </draw:frame>
        <draw:line draw:style-name="gr33" draw:text-style-name="P17" draw:layer="layout" svg:x1="18.6cm" svg:y1="8.593cm" svg:x2="18.6cm" svg:y2="7.805cm">
          <text:p/>
        </draw:line>
        <draw:frame draw:style-name="gr27" draw:text-style-name="P10" draw:layer="layout" svg:width="0.815cm" svg:height="0.831cm" svg:x="15.186cm" svg:y="9.201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-right" presentation:preset-property="Direction;Accelerate;Decelerate">
                  <anim:set smil:begin="0s" smil:dur="0.002s" smil:fill="hold" anim:sub-item="text" smil:attributeName="visibility" smil:to="visible"/>
                  <anim:animate smil:dur="1s" smil:fill="hold" anim:sub-item="text" smil:attributeName="x" smil:values="1+width/2;x" smil:keyTimes="0;1"/>
                  <anim:animate smil:dur="1s" smil:fill="hold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31" draw:id="id31" draw:layer="layout" svg:width="8cm" svg:height="0.796cm" svg:x="0.735cm" svg:y="9.1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3" draw:text-style-name="P17" xml:id="id33" draw:id="id33" draw:layer="layout" svg:width="0cm" svg:height="0.787cm" svg:x="19.2cm" svg:y="7.804cm" svg:viewBox="0 0 0 788" draw:points="0,788 0,0">
          <text:p/>
        </draw:polyline>
        <draw:frame draw:style-name="gr27" draw:text-style-name="P10" draw:layer="layout" svg:width="0.815cm" svg:height="0.831cm" svg:x="15.185cm" svg:y="9.2cm">
          <draw:text-box>
            <text:p><text:span text:style-name="T7">2</text:span></text:p>
          </draw:text-box>
        </draw:frame>
        <draw:polyline draw:style-name="gr33" draw:text-style-name="P17" xml:id="id32" draw:id="id32" draw:layer="layout" svg:width="0cm" svg:height="0.787cm" svg:x="18.6cm" svg:y="7.804cm" svg:viewBox="0 0 0 788" draw:points="0,788 0,0">
          <text:p/>
        </draw:polyline>
        <draw:frame draw:style-name="gr27" draw:text-style-name="P10" draw:layer="layout" svg:width="0.815cm" svg:height="0.831cm" svg:x="15.192cm" svg:y="8.672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35" draw:id="id35" draw:layer="layout" svg:width="8cm" svg:height="0.796cm" svg:x="0.8cm" svg:y="6.8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custom-shape draw:style-name="gr32" draw:text-style-name="P15" xml:id="id34" draw:id="id34" draw:layer="layout" svg:width="8cm" svg:height="0.796cm" svg:x="0.8cm" svg:y="5.2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3" draw:text-style-name="P17" draw:layer="layout" svg:x1="19.2cm" svg:y1="8.592cm" svg:x2="19.2cm" svg:y2="7.804cm">
          <text:p/>
        </draw:line>
        <draw:frame draw:style-name="gr27" draw:text-style-name="P10" draw:layer="layout" svg:width="0.815cm" svg:height="0.831cm" svg:x="15.185cm" svg:y="9.2cm">
          <draw:text-box>
            <text:p><text:span text:style-name="T7">2</text:span></text:p>
          </draw:text-box>
        </draw:frame>
        <draw:frame draw:style-name="gr27" draw:text-style-name="P10" draw:layer="layout" svg:width="0.815cm" svg:height="0.831cm" svg:x="15.192cm" svg:y="8.672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4" draw:text-style-name="P15" xml:id="id37" draw:id="id37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3" draw:text-style-name="P17" draw:layer="layout" svg:x1="19.2cm" svg:y1="8.592cm" svg:x2="19.2cm" svg:y2="7.804cm">
          <text:p/>
        </draw:line>
        <draw:frame draw:style-name="gr27" draw:text-style-name="P10" draw:layer="layout" svg:width="0.815cm" svg:height="0.831cm" svg:x="15.185cm" svg:y="9.2cm">
          <draw:text-box>
            <text:p><text:span text:style-name="T7">2</text:span></text:p>
          </draw:text-box>
        </draw:frame>
        <draw:frame draw:style-name="gr27" draw:text-style-name="P10" draw:layer="layout" svg:width="0.815cm" svg:height="0.831cm" svg:x="15.192cm" svg:y="8.672cm">
          <draw:text-box>
            <text:p><text:span text:style-name="T7">3</text:span></text:p>
          </draw:text-box>
        </draw:frame>
        <draw:frame draw:style-name="gr35" draw:text-style-name="P10" draw:layer="layout" svg:width="0.752cm" svg:height="0.831cm" svg:x="20.6cm" svg:y="9.2cm">
          <draw:text-box>
            <text:p xml:id="id36" text:id="id36"><text:span text:style-name="T7">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4" draw:text-style-name="P15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3" draw:text-style-name="P17" draw:layer="layout" svg:x1="19.2cm" svg:y1="8.592cm" svg:x2="19.2cm" svg:y2="7.804cm">
          <text:p/>
        </draw:line>
        <draw:frame draw:style-name="gr27" draw:text-style-name="P10" draw:layer="layout" svg:width="0.815cm" svg:height="0.831cm" svg:x="19.9cm" svg:y="9.2cm">
          <draw:text-box>
            <text:p xml:id="id39" text:id="id39"><text:span text:style-name="T7">2</text:span></text:p>
          </draw:text-box>
        </draw:frame>
        <draw:frame draw:style-name="gr27" draw:text-style-name="P10" draw:layer="layout" svg:width="0.815cm" svg:height="0.831cm" svg:x="21.185cm" svg:y="9.2cm">
          <draw:text-box>
            <text:p xml:id="id38" text:id="id38"><text:span text:style-name="T7">3</text:span></text:p>
          </draw:text-box>
        </draw:frame>
        <draw:frame draw:style-name="gr35" draw:text-style-name="P10" draw:layer="layout" svg:width="0.752cm" svg:height="0.831cm" svg:x="20.6cm" svg:y="9.201cm">
          <draw:text-box>
            <text:p><text:span text:style-name="T7">*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 xml:id="id40" text:id="id40"><text:span text:style-name="T7">= 6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7" draw:text-style-name="P15" xml:id="id41" draw:id="id41" draw:layer="layout" svg:width="4.943cm" svg:height="0.796cm" svg:x="2.157cm" svg:y="8.239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3" draw:text-style-name="P17" draw:layer="layout" svg:x1="19.2cm" svg:y1="8.592cm" svg:x2="19.2cm" svg:y2="7.804cm">
          <text:p/>
        </draw:line>
        <draw:frame draw:style-name="gr27" draw:text-style-name="P10" draw:layer="layout" svg:width="0.815cm" svg:height="0.831cm" svg:x="19.9cm" svg:y="9.2cm">
          <draw:text-box>
            <text:p><text:span text:style-name="T7">2</text:span></text:p>
          </draw:text-box>
        </draw:frame>
        <draw:frame draw:style-name="gr27" draw:text-style-name="P10" draw:layer="layout" svg:width="0.815cm" svg:height="0.831cm" svg:x="21.185cm" svg:y="9.2cm">
          <draw:text-box>
            <text:p><text:span text:style-name="T7">3</text:span></text:p>
          </draw:text-box>
        </draw:frame>
        <draw:frame draw:style-name="gr35" draw:text-style-name="P10" draw:layer="layout" svg:width="0.752cm" svg:height="0.831cm" svg:x="20.6cm" svg:y="9.201cm">
          <draw:text-box>
            <text:p><text:span text:style-name="T7">*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><text:span text:style-name="T7">= 6</text:span></text:p>
          </draw:text-box>
        </draw:frame>
        <draw:frame draw:style-name="gr27" draw:text-style-name="P10" draw:layer="layout" svg:width="0.815cm" svg:height="0.831cm" svg:x="15.2cm" svg:y="9.269cm">
          <draw:text-box>
            <text:p xml:id="id42" text:id="id42"><text:span text:style-name="T7">6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8" draw:text-style-name="P15" xml:id="id43" draw:id="id43" draw:layer="layout" svg:width="5.543cm" svg:height="0.796cm" svg:x="0.857cm" svg:y="9.1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3" draw:text-style-name="P17" xml:id="id44" draw:id="id44" draw:layer="layout" svg:width="0cm" svg:height="0.787cm" svg:x="19.2cm" svg:y="7.804cm" svg:viewBox="0 0 0 788" draw:points="0,788 0,0">
          <text:p/>
        </draw:polyline>
        <draw:frame draw:style-name="gr27" draw:text-style-name="P10" draw:layer="layout" svg:width="0.815cm" svg:height="0.831cm" svg:x="19.9cm" svg:y="9.2cm">
          <draw:text-box>
            <text:p><text:span text:style-name="T7">2</text:span></text:p>
          </draw:text-box>
        </draw:frame>
        <draw:polyline draw:style-name="gr33" draw:text-style-name="P17" xml:id="id45" draw:id="id45" draw:layer="layout" svg:width="0cm" svg:height="0.787cm" svg:x="19.8cm" svg:y="7.801cm" svg:viewBox="0 0 0 788" draw:points="0,788 0,0">
          <text:p/>
        </draw:polyline>
        <draw:frame draw:style-name="gr27" draw:text-style-name="P10" draw:layer="layout" svg:width="0.815cm" svg:height="0.831cm" svg:x="21.185cm" svg:y="9.2cm">
          <draw:text-box>
            <text:p><text:span text:style-name="T7">3</text:span></text:p>
          </draw:text-box>
        </draw:frame>
        <draw:frame draw:style-name="gr35" draw:text-style-name="P10" draw:layer="layout" svg:width="0.752cm" svg:height="0.831cm" svg:x="20.6cm" svg:y="9.201cm">
          <draw:text-box>
            <text:p><text:span text:style-name="T7">*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><text:span text:style-name="T7">= 6</text:span></text:p>
          </draw:text-box>
        </draw:frame>
        <draw:frame draw:style-name="gr27" draw:text-style-name="P10" draw:layer="layout" svg:width="0.815cm" svg:height="0.831cm" svg:x="15.2cm" svg:y="9.269cm">
          <draw:text-box>
            <text:p><text:span text:style-name="T7">6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2" draw:text-style-name="P15" xml:id="id46" draw:id="id46" draw:layer="layout" svg:width="8cm" svg:height="0.796cm" svg:x="0.9cm" svg:y="5.204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3" draw:text-style-name="P17" xml:id="id47" draw:id="id47" draw:layer="layout" svg:width="0cm" svg:height="0.787cm" svg:x="19.8cm" svg:y="7.802cm" svg:viewBox="0 0 0 788" draw:points="0,788 0,0">
          <text:p/>
        </draw:polyline>
        <draw:frame draw:style-name="gr27" draw:text-style-name="P10" draw:layer="layout" svg:width="0.815cm" svg:height="0.831cm" svg:x="15.201cm" svg:y="9.27cm">
          <draw:text-box>
            <text:p><text:span text:style-name="T7">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47" smil:attributeName="fill-color" smil:to="#333399" anim:color-interpolation="rgb" anim:color-interpolation-direction="clockwise"/>
                  <anim:set smil:dur="2s" smil:fill="hold" smil:targetElement="id47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48" draw:id="id48" draw:layer="layout" svg:width="8cm" svg:height="0.796cm" svg:x="0.9cm" svg:y="6.00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85cm" svg:y="8.6cm">
          <draw:text-box>
            <text:p xml:id="id49" text:id="id49"><text:span text:style-name="T7">3</text:span></text:p>
          </draw:text-box>
        </draw:frame>
        <draw:line draw:style-name="gr33" draw:text-style-name="P17" draw:layer="layout" svg:x1="19.8cm" svg:y1="8.59cm" svg:x2="19.8cm" svg:y2="7.802cm">
          <text:p/>
        </draw:line>
        <draw:frame draw:style-name="gr27" draw:text-style-name="P10" draw:layer="layout" svg:width="0.815cm" svg:height="0.831cm" svg:x="15.201cm" svg:y="9.27cm">
          <draw:text-box>
            <text:p><text:span text:style-name="T7">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-right" presentation:preset-property="Direction;Accelerate;Decelerate">
                  <anim:set smil:begin="0s" smil:dur="0.002s" smil:fill="hold" smil:targetElement="id49" anim:sub-item="text" smil:attributeName="visibility" smil:to="visible"/>
                  <anim:animate smil:dur="1s" smil:fill="hold" smil:targetElement="id49" anim:sub-item="text" smil:attributeName="x" smil:values="1+width/2;x" smil:keyTimes="0;1"/>
                  <anim:animate smil:dur="1s" smil:fill="hold" smil:targetElement="id49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50" draw:id="id50" draw:layer="layout" svg:width="8cm" svg:height="0.796cm" svg:x="0.735cm" svg:y="9.1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3" draw:text-style-name="P17" xml:id="id52" draw:id="id52" draw:layer="layout" svg:width="0cm" svg:height="0.787cm" svg:x="20.4cm" svg:y="7.812cm" svg:viewBox="0 0 0 788" draw:points="0,788 0,0">
          <text:p/>
        </draw:polyline>
        <draw:polyline draw:style-name="gr33" draw:text-style-name="P17" xml:id="id51" draw:id="id51" draw:layer="layout" svg:width="0cm" svg:height="0.787cm" svg:x="19.8cm" svg:y="7.802cm" svg:viewBox="0 0 0 788" draw:points="0,788 0,0">
          <text:p/>
        </draw:polyline>
        <draw:frame draw:style-name="gr27" draw:text-style-name="P10" draw:layer="layout" svg:width="0.815cm" svg:height="0.831cm" svg:x="15.201cm" svg:y="9.27cm">
          <draw:text-box>
            <text:p><text:span text:style-name="T7">6</text:span></text:p>
          </draw:text-box>
        </draw:frame>
        <draw:frame draw:style-name="gr27" draw:text-style-name="P10" draw:layer="layout" svg:width="0.815cm" svg:height="0.831cm" svg:x="15.186cm" svg:y="8.601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54" draw:id="id54" draw:layer="layout" svg:width="8cm" svg:height="0.796cm" svg:x="0.8cm" svg:y="6.8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custom-shape draw:style-name="gr32" draw:text-style-name="P15" xml:id="id53" draw:id="id53" draw:layer="layout" svg:width="8cm" svg:height="0.796cm" svg:x="0.8cm" svg:y="5.2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3" draw:text-style-name="P17" draw:layer="layout" svg:x1="20.4cm" svg:y1="8.601cm" svg:x2="20.4cm" svg:y2="7.813cm">
          <text:p/>
        </draw:line>
        <draw:frame draw:style-name="gr27" draw:text-style-name="P10" draw:layer="layout" svg:width="0.815cm" svg:height="0.831cm" svg:x="15.201cm" svg:y="9.27cm">
          <draw:text-box>
            <text:p><text:span text:style-name="T7">6</text:span></text:p>
          </draw:text-box>
        </draw:frame>
        <draw:frame draw:style-name="gr27" draw:text-style-name="P10" draw:layer="layout" svg:width="0.815cm" svg:height="0.831cm" svg:x="15.186cm" svg:y="8.601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4" draw:text-style-name="P15" xml:id="id56" draw:id="id56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39" draw:text-style-name="P10" draw:layer="layout" svg:width="0.68cm" svg:height="0.831cm" svg:x="20.6cm" svg:y="9.2cm">
          <draw:text-box>
            <text:p xml:id="id55" text:id="id55"><text:span text:style-name="T7">-</text:span></text:p>
          </draw:text-box>
        </draw:frame>
        <draw:line draw:style-name="gr33" draw:text-style-name="P17" draw:layer="layout" svg:x1="20.4cm" svg:y1="8.601cm" svg:x2="20.4cm" svg:y2="7.813cm">
          <text:p/>
        </draw:line>
        <draw:frame draw:style-name="gr27" draw:text-style-name="P10" draw:layer="layout" svg:width="0.815cm" svg:height="0.831cm" svg:x="15.201cm" svg:y="9.27cm">
          <draw:text-box>
            <text:p><text:span text:style-name="T7">6</text:span></text:p>
          </draw:text-box>
        </draw:frame>
        <draw:frame draw:style-name="gr27" draw:text-style-name="P10" draw:layer="layout" svg:width="0.815cm" svg:height="0.831cm" svg:x="15.186cm" svg:y="8.601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4" draw:text-style-name="P15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9.9cm" svg:y="9.2cm">
          <draw:text-box>
            <text:p xml:id="id58" text:id="id58"><text:span text:style-name="T7">6</text:span></text:p>
          </draw:text-box>
        </draw:frame>
        <draw:frame draw:style-name="gr27" draw:text-style-name="P10" draw:layer="layout" svg:width="0.815cm" svg:height="0.831cm" svg:x="21.185cm" svg:y="9.2cm">
          <draw:text-box>
            <text:p xml:id="id57" text:id="id57"><text:span text:style-name="T7">3</text:span></text:p>
          </draw:text-box>
        </draw:frame>
        <draw:frame draw:style-name="gr39" draw:text-style-name="P10" draw:layer="layout" svg:width="0.68cm" svg:height="0.831cm" svg:x="20.6cm" svg:y="9.201cm">
          <draw:text-box>
            <text:p><text:span text:style-name="T7">-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 xml:id="id59" text:id="id59"><text:span text:style-name="T7">= 3</text:span></text:p>
          </draw:text-box>
        </draw:frame>
        <draw:line draw:style-name="gr33" draw:text-style-name="P17" draw:layer="layout" svg:x1="20.4cm" svg:y1="8.601cm" svg:x2="20.4cm" svg:y2="7.81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7" draw:text-style-name="P15" xml:id="id60" draw:id="id60" draw:layer="layout" svg:width="4.943cm" svg:height="0.796cm" svg:x="2.157cm" svg:y="8.239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9.9cm" svg:y="9.2cm">
          <draw:text-box>
            <text:p><text:span text:style-name="T7">6</text:span></text:p>
          </draw:text-box>
        </draw:frame>
        <draw:frame draw:style-name="gr27" draw:text-style-name="P10" draw:layer="layout" svg:width="0.815cm" svg:height="0.831cm" svg:x="21.185cm" svg:y="9.2cm">
          <draw:text-box>
            <text:p><text:span text:style-name="T7">3</text:span></text:p>
          </draw:text-box>
        </draw:frame>
        <draw:frame draw:style-name="gr39" draw:text-style-name="P10" draw:layer="layout" svg:width="0.68cm" svg:height="0.831cm" svg:x="20.6cm" svg:y="9.201cm">
          <draw:text-box>
            <text:p><text:span text:style-name="T7">-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><text:span text:style-name="T7">= 3</text:span></text:p>
          </draw:text-box>
        </draw:frame>
        <draw:frame draw:style-name="gr27" draw:text-style-name="P10" draw:layer="layout" svg:width="0.815cm" svg:height="0.831cm" svg:x="15.2cm" svg:y="9.269cm">
          <draw:text-box>
            <text:p xml:id="id61" text:id="id61"><text:span text:style-name="T7">3</text:span></text:p>
          </draw:text-box>
        </draw:frame>
        <draw:line draw:style-name="gr33" draw:text-style-name="P17" draw:layer="layout" svg:x1="20.4cm" svg:y1="8.601cm" svg:x2="20.4cm" svg:y2="7.81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8" draw:text-style-name="P15" xml:id="id62" draw:id="id62" draw:layer="layout" svg:width="5.543cm" svg:height="0.796cm" svg:x="0.857cm" svg:y="9.1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9.9cm" svg:y="9.2cm">
          <draw:text-box>
            <text:p><text:span text:style-name="T7">6</text:span></text:p>
          </draw:text-box>
        </draw:frame>
        <draw:polyline draw:style-name="gr33" draw:text-style-name="P17" xml:id="id64" draw:id="id64" draw:layer="layout" svg:width="0cm" svg:height="0.787cm" svg:x="21.018cm" svg:y="7.812cm" svg:viewBox="0 0 0 788" draw:points="0,788 0,0">
          <text:p/>
        </draw:polyline>
        <draw:frame draw:style-name="gr27" draw:text-style-name="P10" draw:layer="layout" svg:width="0.815cm" svg:height="0.831cm" svg:x="21.185cm" svg:y="9.2cm">
          <draw:text-box>
            <text:p><text:span text:style-name="T7">3</text:span></text:p>
          </draw:text-box>
        </draw:frame>
        <draw:frame draw:style-name="gr39" draw:text-style-name="P10" draw:layer="layout" svg:width="0.68cm" svg:height="0.831cm" svg:x="20.6cm" svg:y="9.201cm">
          <draw:text-box>
            <text:p><text:span text:style-name="T7">-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><text:span text:style-name="T7">= 3</text:span></text:p>
          </draw:text-box>
        </draw:frame>
        <draw:frame draw:style-name="gr27" draw:text-style-name="P10" draw:layer="layout" svg:width="0.815cm" svg:height="0.831cm" svg:x="15.2cm" svg:y="9.269cm">
          <draw:text-box>
            <text:p><text:span text:style-name="T7">3</text:span></text:p>
          </draw:text-box>
        </draw:frame>
        <draw:polyline draw:style-name="gr33" draw:text-style-name="P17" xml:id="id63" draw:id="id63" draw:layer="layout" svg:width="0cm" svg:height="0.787cm" svg:x="20.4cm" svg:y="7.813cm" svg:viewBox="0 0 0 788" draw:points="0,788 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2" draw:text-style-name="P15" xml:id="id65" draw:id="id65" draw:layer="layout" svg:width="8cm" svg:height="0.796cm" svg:x="0.9cm" svg:y="5.204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86cm" svg:y="9.201cm">
          <draw:text-box>
            <text:p><text:span text:style-name="T7">3</text:span></text:p>
          </draw:text-box>
        </draw:frame>
        <draw:polyline draw:style-name="gr33" draw:text-style-name="P17" xml:id="id66" draw:id="id66" draw:layer="layout" svg:width="0cm" svg:height="0.787cm" svg:x="21.018cm" svg:y="7.813cm" svg:viewBox="0 0 0 788" draw:points="0,78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66" smil:attributeName="fill-color" smil:to="#333399" anim:color-interpolation="rgb" anim:color-interpolation-direction="clockwise"/>
                  <anim:set smil:dur="2s" smil:fill="hold" smil:targetElement="id66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67" draw:id="id67" draw:layer="layout" svg:width="8cm" svg:height="0.796cm" svg:x="0.9cm" svg:y="6.00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91cm" svg:y="8.671cm">
          <draw:text-box>
            <text:p xml:id="id68" text:id="id68"><text:span text:style-name="T7">8</text:span></text:p>
          </draw:text-box>
        </draw:frame>
        <draw:frame draw:style-name="gr27" draw:text-style-name="P10" draw:layer="layout" svg:width="0.815cm" svg:height="0.831cm" svg:x="15.186cm" svg:y="9.201cm">
          <draw:text-box>
            <text:p><text:span text:style-name="T7">3</text:span></text:p>
          </draw:text-box>
        </draw:frame>
        <draw:line draw:style-name="gr33" draw:text-style-name="P17" draw:layer="layout" svg:x1="21.018cm" svg:y1="8.601cm" svg:x2="21.018cm" svg:y2="7.8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68" anim:sub-item="text" smil:attributeName="visibility" smil:to="visible"/>
                  <anim:animate smil:dur="0.5s" smil:fill="hold" smil:targetElement="id68" anim:sub-item="text" smil:attributeName="x" smil:values="1+width/2;x" smil:keyTimes="0;1"/>
                  <anim:animate smil:dur="0.5s" smil:fill="hold" smil:targetElement="id68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69" draw:id="id69" draw:layer="layout" svg:width="8cm" svg:height="0.796cm" svg:x="0.735cm" svg:y="9.1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3" draw:text-style-name="P17" xml:id="id71" draw:id="id71" draw:layer="layout" svg:width="0cm" svg:height="0.787cm" svg:x="21.6cm" svg:y="7.812cm" svg:viewBox="0 0 0 788" draw:points="0,788 0,0">
          <text:p/>
        </draw:polylin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92cm" svg:y="8.672cm">
          <draw:text-box>
            <text:p><text:span text:style-name="T7">8</text:span></text:p>
          </draw:text-box>
        </draw:frame>
        <draw:polyline draw:style-name="gr33" draw:text-style-name="P17" xml:id="id70" draw:id="id70" draw:layer="layout" svg:width="0cm" svg:height="0.787cm" svg:x="21.018cm" svg:y="7.813cm" svg:viewBox="0 0 0 788" draw:points="0,788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2" draw:text-style-name="P15" xml:id="id72" draw:id="id72" draw:layer="layout" svg:width="8cm" svg:height="0.796cm" svg:x="0.9cm" svg:y="5.204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86cm" svg:y="9.201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93cm" svg:y="8.673cm">
          <draw:text-box>
            <text:p><text:span text:style-name="T7">8</text:span></text:p>
          </draw:text-box>
        </draw:frame>
        <draw:polyline draw:style-name="gr33" draw:text-style-name="P17" xml:id="id73" draw:id="id73" draw:layer="layout" svg:width="0cm" svg:height="0.787cm" svg:x="21.6cm" svg:y="7.813cm" svg:viewBox="0 0 0 788" draw:points="0,788 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73" smil:attributeName="fill-color" smil:to="#333399" anim:color-interpolation="rgb" anim:color-interpolation-direction="clockwise"/>
                  <anim:set smil:dur="2s" smil:fill="hold" smil:targetElement="id73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74" draw:id="id74" draw:layer="layout" svg:width="8cm" svg:height="0.796cm" svg:x="0.9cm" svg:y="6.00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85cm" svg:y="8.1cm">
          <draw:text-box>
            <text:p xml:id="id75" text:id="id75"><text:span text:style-name="T7">4</text:span></text:p>
          </draw:text-box>
        </draw:frame>
        <draw:frame draw:style-name="gr27" draw:text-style-name="P10" draw:layer="layout" svg:width="0.815cm" svg:height="0.831cm" svg:x="15.186cm" svg:y="9.201cm">
          <draw:text-box>
            <text:p><text:span text:style-name="T7">3</text:span></text:p>
          </draw:text-box>
        </draw:frame>
        <draw:line draw:style-name="gr33" draw:text-style-name="P17" draw:layer="layout" svg:x1="21.6cm" svg:y1="8.601cm" svg:x2="21.6cm" svg:y2="7.813cm">
          <text:p/>
        </draw:line>
        <draw:frame draw:style-name="gr27" draw:text-style-name="P10" draw:layer="layout" svg:width="0.815cm" svg:height="0.831cm" svg:x="15.194cm" svg:y="8.674cm">
          <draw:text-box>
            <text:p><text:span text:style-name="T7">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1+width/2;x" smil:keyTimes="0;1"/>
                  <anim:animate smil:dur="0.5s" smil:fill="hold" smil:targetElement="id75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76" draw:id="id76" draw:layer="layout" svg:width="8cm" svg:height="0.796cm" svg:x="0.735cm" svg:y="9.1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3" draw:text-style-name="P17" xml:id="id77" draw:id="id77" draw:layer="layout" svg:width="0cm" svg:height="0.787cm" svg:x="21.6cm" svg:y="7.812cm" svg:viewBox="0 0 0 788" draw:points="0,788 0,0">
          <text:p/>
        </draw:polylin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92cm" svg:y="8.672cm">
          <draw:text-box>
            <text:p><text:span text:style-name="T7">8</text:span></text:p>
          </draw:text-box>
        </draw:frame>
        <draw:polyline draw:style-name="gr33" draw:text-style-name="P17" xml:id="id78" draw:id="id78" draw:layer="layout" svg:width="0cm" svg:height="0.787cm" svg:x="22.2cm" svg:y="7.812cm" svg:viewBox="0 0 0 788" draw:points="0,788 0,0">
          <text:p/>
        </draw:polyline>
        <draw:frame draw:style-name="gr27" draw:text-style-name="P10" draw:layer="layout" svg:width="0.815cm" svg:height="0.831cm" svg:x="15.186cm" svg:y="8.101cm">
          <draw:text-box>
            <text:p><text:span text:style-name="T7">4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80" draw:id="id80" draw:layer="layout" svg:width="8cm" svg:height="0.796cm" svg:x="0.8cm" svg:y="6.8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custom-shape draw:style-name="gr32" draw:text-style-name="P15" xml:id="id79" draw:id="id79" draw:layer="layout" svg:width="8cm" svg:height="0.796cm" svg:x="0.8cm" svg:y="5.2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3" draw:text-style-name="P17" draw:layer="layout" svg:x1="22.2cm" svg:y1="8.601cm" svg:x2="22.2cm" svg:y2="7.813cm">
          <text:p/>
        </draw:lin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92cm" svg:y="8.672cm">
          <draw:text-box>
            <text:p><text:span text:style-name="T7">8</text:span></text:p>
          </draw:text-box>
        </draw:frame>
        <draw:frame draw:style-name="gr27" draw:text-style-name="P10" draw:layer="layout" svg:width="0.815cm" svg:height="0.831cm" svg:x="15.186cm" svg:y="8.101cm">
          <draw:text-box>
            <text:p><text:span text:style-name="T7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4" draw:text-style-name="P15" xml:id="id82" draw:id="id82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8" draw:text-style-name="P10" draw:layer="layout" svg:width="0.667cm" svg:height="0.831cm" svg:x="20.6cm" svg:y="9.2cm">
          <draw:text-box>
            <text:p xml:id="id81" text:id="id81"><text:span text:style-name="T7">/</text:span></text:p>
          </draw:text-box>
        </draw:frame>
        <draw:line draw:style-name="gr33" draw:text-style-name="P17" draw:layer="layout" svg:x1="22.2cm" svg:y1="8.601cm" svg:x2="22.2cm" svg:y2="7.813cm">
          <text:p/>
        </draw:lin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92cm" svg:y="8.672cm">
          <draw:text-box>
            <text:p><text:span text:style-name="T7">8</text:span></text:p>
          </draw:text-box>
        </draw:frame>
        <draw:frame draw:style-name="gr27" draw:text-style-name="P10" draw:layer="layout" svg:width="0.815cm" svg:height="0.831cm" svg:x="15.186cm" svg:y="8.101cm">
          <draw:text-box>
            <text:p><text:span text:style-name="T7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4" draw:text-style-name="P15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9.9cm" svg:y="9.2cm">
          <draw:text-box>
            <text:p xml:id="id84" text:id="id84"><text:span text:style-name="T7">8</text:span></text:p>
          </draw:text-box>
        </draw:frame>
        <draw:frame draw:style-name="gr27" draw:text-style-name="P10" draw:layer="layout" svg:width="0.815cm" svg:height="0.831cm" svg:x="21.185cm" svg:y="9.2cm">
          <draw:text-box>
            <text:p xml:id="id83" text:id="id83"><text:span text:style-name="T7">4</text:span></text:p>
          </draw:text-box>
        </draw:frame>
        <draw:frame draw:style-name="gr28" draw:text-style-name="P10" draw:layer="layout" svg:width="0.667cm" svg:height="0.831cm" svg:x="20.6cm" svg:y="9.201cm">
          <draw:text-box>
            <text:p><text:span text:style-name="T7">/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 xml:id="id85" text:id="id85"><text:span text:style-name="T7">= 2</text:span></text:p>
          </draw:text-box>
        </draw:frame>
        <draw:line draw:style-name="gr33" draw:text-style-name="P17" draw:layer="layout" svg:x1="22.2cm" svg:y1="8.601cm" svg:x2="22.2cm" svg:y2="7.813cm">
          <text:p/>
        </draw:lin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7" draw:text-style-name="P15" xml:id="id86" draw:id="id86" draw:layer="layout" svg:width="4.943cm" svg:height="0.796cm" svg:x="2.157cm" svg:y="8.239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9.9cm" svg:y="9.2cm">
          <draw:text-box>
            <text:p><text:span text:style-name="T7">8</text:span></text:p>
          </draw:text-box>
        </draw:frame>
        <draw:frame draw:style-name="gr27" draw:text-style-name="P10" draw:layer="layout" svg:width="0.815cm" svg:height="0.831cm" svg:x="21.185cm" svg:y="9.2cm">
          <draw:text-box>
            <text:p><text:span text:style-name="T7">4</text:span></text:p>
          </draw:text-box>
        </draw:frame>
        <draw:frame draw:style-name="gr28" draw:text-style-name="P10" draw:layer="layout" svg:width="0.667cm" svg:height="0.831cm" svg:x="20.6cm" svg:y="9.201cm">
          <draw:text-box>
            <text:p><text:span text:style-name="T7">/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><text:span text:style-name="T7">= 2</text:span></text:p>
          </draw:text-box>
        </draw:frame>
        <draw:frame draw:style-name="gr27" draw:text-style-name="P10" draw:layer="layout" svg:width="0.815cm" svg:height="0.831cm" svg:x="15.185cm" svg:y="8.628cm">
          <draw:text-box>
            <text:p xml:id="id87" text:id="id87"><text:span text:style-name="T7">2</text:span></text:p>
          </draw:text-box>
        </draw:frame>
        <draw:line draw:style-name="gr33" draw:text-style-name="P17" draw:layer="layout" svg:x1="22.2cm" svg:y1="8.601cm" svg:x2="22.2cm" svg:y2="7.813cm">
          <text:p/>
        </draw:line>
        <draw:frame draw:style-name="gr27" draw:text-style-name="P10" draw:layer="layout" svg:width="0.815cm" svg:height="0.831cm" svg:x="15.186cm" svg:y="9.201cm">
          <draw:text-box>
            <text:p><text:span text:style-name="T7">3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8" draw:text-style-name="P15" xml:id="id88" draw:id="id88" draw:layer="layout" svg:width="5.543cm" svg:height="0.796cm" svg:x="0.857cm" svg:y="9.1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3" draw:text-style-name="P17" xml:id="id90" draw:id="id90" draw:layer="layout" svg:width="0cm" svg:height="0.787cm" svg:x="22.8cm" svg:y="7.812cm" svg:viewBox="0 0 0 788" draw:points="0,788 0,0">
          <text:p/>
        </draw:polyline>
        <draw:polyline draw:style-name="gr33" draw:text-style-name="P17" xml:id="id89" draw:id="id89" draw:layer="layout" svg:width="0cm" svg:height="0.787cm" svg:x="22.2cm" svg:y="7.813cm" svg:viewBox="0 0 0 788" draw:points="0,788 0,0">
          <text:p/>
        </draw:polyline>
        <draw:frame draw:style-name="gr27" draw:text-style-name="P10" draw:layer="layout" svg:width="0.815cm" svg:height="0.831cm" svg:x="15.185cm" svg:y="8.628cm">
          <draw:text-box>
            <text:p><text:span text:style-name="T7">2</text:span></text:p>
          </draw:text-box>
        </draw:frame>
        <draw:frame draw:style-name="gr27" draw:text-style-name="P10" draw:layer="layout" svg:width="0.815cm" svg:height="0.831cm" svg:x="15.186cm" svg:y="9.201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9.9cm" svg:y="9.2cm">
          <draw:text-box>
            <text:p><text:span text:style-name="T7">8</text:span></text:p>
          </draw:text-box>
        </draw:frame>
        <draw:frame draw:style-name="gr27" draw:text-style-name="P10" draw:layer="layout" svg:width="0.815cm" svg:height="0.831cm" svg:x="21.185cm" svg:y="9.2cm">
          <draw:text-box>
            <text:p><text:span text:style-name="T7">4</text:span></text:p>
          </draw:text-box>
        </draw:frame>
        <draw:frame draw:style-name="gr28" draw:text-style-name="P10" draw:layer="layout" svg:width="0.667cm" svg:height="0.831cm" svg:x="20.6cm" svg:y="9.201cm">
          <draw:text-box>
            <text:p><text:span text:style-name="T7">/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><text:span text:style-name="T7">= 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2" draw:text-style-name="P15" xml:id="id91" draw:id="id91" draw:layer="layout" svg:width="8cm" svg:height="0.796cm" svg:x="0.9cm" svg:y="5.204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86cm" svg:y="9.201cm">
          <draw:text-box>
            <text:p><text:span text:style-name="T7">3</text:span></text:p>
          </draw:text-box>
        </draw:frame>
        <draw:polyline draw:style-name="gr33" draw:text-style-name="P17" xml:id="id92" draw:id="id92" draw:layer="layout" svg:width="0cm" svg:height="0.787cm" svg:x="22.8cm" svg:y="7.813cm" svg:viewBox="0 0 0 788" draw:points="0,788 0,0">
          <text:p/>
        </draw:polyline>
        <draw:frame draw:style-name="gr27" draw:text-style-name="P10" draw:layer="layout" svg:width="0.815cm" svg:height="0.831cm" svg:x="15.186cm" svg:y="8.629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92" smil:attributeName="fill-color" smil:to="#333399" anim:color-interpolation="rgb" anim:color-interpolation-direction="clockwise"/>
                  <anim:set smil:dur="2s" smil:fill="hold" smil:targetElement="id92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93" draw:id="id93" draw:layer="layout" svg:width="8cm" svg:height="0.796cm" svg:x="0.9cm" svg:y="6.00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86cm" svg:y="9.201cm">
          <draw:text-box>
            <text:p><text:span text:style-name="T7">3</text:span></text:p>
          </draw:text-box>
        </draw:frame>
        <draw:line draw:style-name="gr33" draw:text-style-name="P17" draw:layer="layout" svg:x1="22.8cm" svg:y1="8.601cm" svg:x2="22.8cm" svg:y2="7.813cm">
          <text:p/>
        </draw:line>
        <draw:frame draw:style-name="gr27" draw:text-style-name="P10" draw:layer="layout" svg:width="0.815cm" svg:height="0.831cm" svg:x="15.186cm" svg:y="8.629cm">
          <draw:text-box>
            <text:p><text:span text:style-name="T7">2</text:span></text:p>
          </draw:text-box>
        </draw:frame>
        <draw:frame draw:style-name="gr27" draw:text-style-name="P10" draw:layer="layout" svg:width="0.815cm" svg:height="0.831cm" svg:x="15.185cm" svg:y="7.978cm">
          <draw:text-box>
            <text:p xml:id="id94" text:id="id94"><text:span text:style-name="T7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94" anim:sub-item="text" smil:attributeName="visibility" smil:to="visible"/>
                  <anim:animate smil:dur="0.5s" smil:fill="hold" smil:targetElement="id94" anim:sub-item="text" smil:attributeName="x" smil:values="1+width/2;x" smil:keyTimes="0;1"/>
                  <anim:animate smil:dur="0.5s" smil:fill="hold" smil:targetElement="id94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95" draw:id="id95" draw:layer="layout" svg:width="8cm" svg:height="0.796cm" svg:x="0.735cm" svg:y="9.1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polyline draw:style-name="gr33" draw:text-style-name="P17" xml:id="id97" draw:id="id97" draw:layer="layout" svg:width="0cm" svg:height="0.787cm" svg:x="23.4cm" svg:y="7.812cm" svg:viewBox="0 0 0 788" draw:points="0,788 0,0">
          <text:p/>
        </draw:polyline>
        <draw:polyline draw:style-name="gr33" draw:text-style-name="P17" xml:id="id96" draw:id="id96" draw:layer="layout" svg:width="0cm" svg:height="0.787cm" svg:x="22.8cm" svg:y="7.813cm" svg:viewBox="0 0 0 788" draw:points="0,788 0,0">
          <text:p/>
        </draw:polyline>
        <draw:frame draw:style-name="gr27" draw:text-style-name="P10" draw:layer="layout" svg:width="0.815cm" svg:height="0.831cm" svg:x="15.186cm" svg:y="8.629cm">
          <draw:text-box>
            <text:p><text:span text:style-name="T7">2</text:span></text:p>
          </draw:text-box>
        </draw:frame>
        <draw:frame draw:style-name="gr27" draw:text-style-name="P10" draw:layer="layout" svg:width="0.815cm" svg:height="0.831cm" svg:x="15.186cm" svg:y="7.979cm">
          <draw:text-box>
            <text:p><text:span text:style-name="T7">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custom-shape draw:style-name="gr32" draw:text-style-name="P15" xml:id="id98" draw:id="id98" draw:layer="layout" svg:width="8cm" svg:height="0.796cm" svg:x="0.9cm" svg:y="5.204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86cm" svg:y="9.201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86cm" svg:y="8.629cm">
          <draw:text-box>
            <text:p><text:span text:style-name="T7">2</text:span></text:p>
          </draw:text-box>
        </draw:frame>
        <draw:polyline draw:style-name="gr33" draw:text-style-name="P17" xml:id="id99" draw:id="id99" draw:layer="layout" svg:width="0cm" svg:height="0.787cm" svg:x="23.4cm" svg:y="7.813cm" svg:viewBox="0 0 0 788" draw:points="0,788 0,0">
          <text:p/>
        </draw:polyline>
        <draw:frame draw:style-name="gr27" draw:text-style-name="P10" draw:layer="layout" svg:width="0.815cm" svg:height="0.831cm" svg:x="15.186cm" svg:y="7.979cm">
          <draw:text-box>
            <text:p><text:span text:style-name="T7">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 presentation:preset-property="FillColor;ColorStyle;Accelerate;Decelerate;AutoReverse">
                  <anim:animateColor smil:dur="2s" smil:fill="hold" smil:targetElement="id99" smil:attributeName="fill-color" smil:to="#333399" anim:color-interpolation="rgb" anim:color-interpolation-direction="clockwise"/>
                  <anim:set smil:dur="2s" smil:fill="hold" smil:targetElement="id99" smil:attributeName="fill" smil:to="solid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100" draw:id="id100" draw:layer="layout" svg:width="8cm" svg:height="0.796cm" svg:x="0.9cm" svg:y="6.00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86cm" svg:y="9.201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86cm" svg:y="8.629cm">
          <draw:text-box>
            <text:p><text:span text:style-name="T7">2</text:span></text:p>
          </draw:text-box>
        </draw:frame>
        <draw:frame draw:style-name="gr27" draw:text-style-name="P10" draw:layer="layout" svg:width="0.815cm" svg:height="0.831cm" svg:x="15.186cm" svg:y="7.979cm">
          <draw:text-box>
            <text:p><text:span text:style-name="T7">1</text:span></text:p>
          </draw:text-box>
        </draw:frame>
        <draw:line draw:style-name="gr33" draw:text-style-name="P17" draw:layer="layout" svg:x1="23.4cm" svg:y1="8.602cm" svg:x2="23.4cm" svg:y2="7.814cm">
          <text:p/>
        </draw:line>
        <draw:frame draw:style-name="gr27" draw:text-style-name="P10" draw:layer="layout" svg:width="0.815cm" svg:height="0.831cm" svg:x="15.185cm" svg:y="7.436cm">
          <draw:text-box>
            <text:p xml:id="id101" text:id="id101"><text:span text:style-name="T7">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-right" presentation:preset-property="Direction;Accelerate;Decelerate">
                  <anim:set smil:begin="0s" smil:dur="0.001s" smil:fill="hold" smil:targetElement="id101" anim:sub-item="text" smil:attributeName="visibility" smil:to="visible"/>
                  <anim:animate smil:dur="0.5s" smil:fill="hold" smil:targetElement="id101" anim:sub-item="text" smil:attributeName="x" smil:values="1+width/2;x" smil:keyTimes="0;1"/>
                  <anim:animate smil:dur="0.5s" smil:fill="hold" smil:targetElement="id101" anim:sub-item="text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102" draw:id="id102" draw:layer="layout" svg:width="8cm" svg:height="0.796cm" svg:x="0.735cm" svg:y="9.1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polyline draw:style-name="gr33" draw:text-style-name="P17" xml:id="id103" draw:id="id103" draw:layer="layout" svg:width="0cm" svg:height="0.787cm" svg:x="23.4cm" svg:y="7.812cm" svg:viewBox="0 0 0 788" draw:points="0,788 0,0">
          <text:p/>
        </draw:polyline>
        <draw:polyline draw:style-name="gr33" draw:text-style-name="P17" xml:id="id104" draw:id="id104" draw:layer="layout" svg:width="0cm" svg:height="0.787cm" svg:x="24cm" svg:y="7.801cm" svg:viewBox="0 0 0 788" draw:points="0,788 0,0">
          <text:p/>
        </draw:polyline>
        <draw:frame draw:style-name="gr27" draw:text-style-name="P10" draw:layer="layout" svg:width="0.815cm" svg:height="0.831cm" svg:x="15.186cm" svg:y="8.629cm">
          <draw:text-box>
            <text:p><text:span text:style-name="T7">2</text:span></text:p>
          </draw:text-box>
        </draw:frame>
        <draw:frame draw:style-name="gr27" draw:text-style-name="P10" draw:layer="layout" svg:width="0.815cm" svg:height="0.831cm" svg:x="15.186cm" svg:y="7.979cm">
          <draw:text-box>
            <text:p><text:span text:style-name="T7">1</text:span></text:p>
          </draw:text-box>
        </draw:frame>
        <draw:frame draw:style-name="gr27" draw:text-style-name="P10" draw:layer="layout" svg:width="0.815cm" svg:height="0.831cm" svg:x="15.186cm" svg:y="7.437cm">
          <draw:text-box>
            <text:p><text:span text:style-name="T7">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106" draw:id="id106" draw:layer="layout" svg:width="8cm" svg:height="0.796cm" svg:x="0.8cm" svg:y="6.8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custom-shape draw:style-name="gr32" draw:text-style-name="P15" xml:id="id105" draw:id="id105" draw:layer="layout" svg:width="8cm" svg:height="0.796cm" svg:x="0.8cm" svg:y="5.2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3" draw:text-style-name="P17" draw:layer="layout" svg:x1="24cm" svg:y1="8.59cm" svg:x2="24cm" svg:y2="7.802cm">
          <text:p/>
        </draw:lin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86cm" svg:y="8.629cm">
          <draw:text-box>
            <text:p><text:span text:style-name="T7">2</text:span></text:p>
          </draw:text-box>
        </draw:frame>
        <draw:frame draw:style-name="gr27" draw:text-style-name="P10" draw:layer="layout" svg:width="0.815cm" svg:height="0.831cm" svg:x="15.186cm" svg:y="7.979cm">
          <draw:text-box>
            <text:p><text:span text:style-name="T7">1</text:span></text:p>
          </draw:text-box>
        </draw:frame>
        <draw:frame draw:style-name="gr27" draw:text-style-name="P10" draw:layer="layout" svg:width="0.815cm" svg:height="0.831cm" svg:x="15.186cm" svg:y="7.437cm">
          <draw:text-box>
            <text:p><text:span text:style-name="T7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4" draw:text-style-name="P15" xml:id="id108" draw:id="id108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9" draw:text-style-name="P10" draw:layer="layout" svg:width="0.917cm" svg:height="0.831cm" svg:x="20.6cm" svg:y="9.2cm">
          <draw:text-box>
            <text:p xml:id="id107" text:id="id107"><text:span text:style-name="T7">+</text:span></text:p>
          </draw:text-box>
        </draw:frame>
        <draw:line draw:style-name="gr33" draw:text-style-name="P17" draw:layer="layout" svg:x1="24cm" svg:y1="8.59cm" svg:x2="24cm" svg:y2="7.802cm">
          <text:p/>
        </draw:lin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86cm" svg:y="8.629cm">
          <draw:text-box>
            <text:p><text:span text:style-name="T7">2</text:span></text:p>
          </draw:text-box>
        </draw:frame>
        <draw:frame draw:style-name="gr27" draw:text-style-name="P10" draw:layer="layout" svg:width="0.815cm" svg:height="0.831cm" svg:x="15.186cm" svg:y="7.979cm">
          <draw:text-box>
            <text:p><text:span text:style-name="T7">1</text:span></text:p>
          </draw:text-box>
        </draw:frame>
        <draw:frame draw:style-name="gr27" draw:text-style-name="P10" draw:layer="layout" svg:width="0.815cm" svg:height="0.831cm" svg:x="15.186cm" svg:y="7.437cm">
          <draw:text-box>
            <text:p><text:span text:style-name="T7"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4" draw:text-style-name="P15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9.9cm" svg:y="9.2cm">
          <draw:text-box>
            <text:p xml:id="id110" text:id="id110"><text:span text:style-name="T7">1</text:span></text:p>
          </draw:text-box>
        </draw:frame>
        <draw:frame draw:style-name="gr27" draw:text-style-name="P10" draw:layer="layout" svg:width="0.815cm" svg:height="0.831cm" svg:x="21.185cm" svg:y="9.2cm">
          <draw:text-box>
            <text:p xml:id="id109" text:id="id109"><text:span text:style-name="T7">1</text:span></text:p>
          </draw:text-box>
        </draw:frame>
        <draw:frame draw:style-name="gr29" draw:text-style-name="P10" draw:layer="layout" svg:width="0.917cm" svg:height="0.831cm" svg:x="20.6cm" svg:y="9.201cm">
          <draw:text-box>
            <text:p><text:span text:style-name="T7">+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 xml:id="id111" text:id="id111"><text:span text:style-name="T7">= 2</text:span></text:p>
          </draw:text-box>
        </draw:frame>
        <draw:line draw:style-name="gr33" draw:text-style-name="P17" draw:layer="layout" svg:x1="24cm" svg:y1="8.59cm" svg:x2="24cm" svg:y2="7.802cm">
          <text:p/>
        </draw:lin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86cm" svg:y="8.629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7" draw:text-style-name="P15" xml:id="id112" draw:id="id112" draw:layer="layout" svg:width="4.943cm" svg:height="0.796cm" svg:x="2.157cm" svg:y="8.239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3" draw:text-style-name="P17" draw:layer="layout" svg:x1="24cm" svg:y1="8.59cm" svg:x2="24cm" svg:y2="7.802cm">
          <text:p/>
        </draw:lin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86cm" svg:y="8.629cm">
          <draw:text-box>
            <text:p><text:span text:style-name="T7">2</text:span></text:p>
          </draw:text-box>
        </draw:frame>
        <draw:frame draw:style-name="gr27" draw:text-style-name="P10" draw:layer="layout" svg:width="0.815cm" svg:height="0.831cm" svg:x="15.186cm" svg:y="7.979cm">
          <draw:text-box>
            <text:p xml:id="id113" text:id="id113"><text:span text:style-name="T7">2</text:span></text:p>
          </draw:text-box>
        </draw:frame>
        <draw:frame draw:style-name="gr27" draw:text-style-name="P10" draw:layer="layout" svg:width="0.815cm" svg:height="0.831cm" svg:x="19.9cm" svg:y="9.2cm">
          <draw:text-box>
            <text:p><text:span text:style-name="T7">1</text:span></text:p>
          </draw:text-box>
        </draw:frame>
        <draw:frame draw:style-name="gr27" draw:text-style-name="P10" draw:layer="layout" svg:width="0.815cm" svg:height="0.831cm" svg:x="21.185cm" svg:y="9.2cm">
          <draw:text-box>
            <text:p><text:span text:style-name="T7">1</text:span></text:p>
          </draw:text-box>
        </draw:frame>
        <draw:frame draw:style-name="gr29" draw:text-style-name="P10" draw:layer="layout" svg:width="0.917cm" svg:height="0.831cm" svg:x="20.6cm" svg:y="9.201cm">
          <draw:text-box>
            <text:p><text:span text:style-name="T7">+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><text:span text:style-name="T7">= 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-right" presentation:preset-property="Direction;Accelerate;Decelerate">
                  <anim:set smil:begin="0s" smil:dur="0.001s" smil:fill="hold" smil:targetElement="id113" anim:sub-item="text" smil:attributeName="visibility" smil:to="visible"/>
                  <anim:animate smil:dur="0.5s" smil:fill="hold" smil:targetElement="id113" anim:sub-item="text" smil:attributeName="x" smil:values="1+width/2;x" smil:keyTimes="0;1"/>
                  <anim:animate smil:dur="0.5s" smil:fill="hold" smil:targetElement="id11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8" draw:text-style-name="P15" xml:id="id114" draw:id="id114" draw:layer="layout" svg:width="5.543cm" svg:height="0.796cm" svg:x="0.857cm" svg:y="9.1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3" draw:text-style-name="P17" xml:id="id116" draw:id="id116" draw:layer="layout" svg:width="0cm" svg:height="0.787cm" svg:x="24.6cm" svg:y="7.812cm" svg:viewBox="0 0 0 788" draw:points="0,788 0,0">
          <text:p/>
        </draw:polyline>
        <draw:polyline draw:style-name="gr33" draw:text-style-name="P17" xml:id="id115" draw:id="id115" draw:layer="layout" svg:width="0cm" svg:height="0.787cm" svg:x="24cm" svg:y="7.802cm" svg:viewBox="0 0 0 788" draw:points="0,788 0,0">
          <text:p/>
        </draw:polylin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86cm" svg:y="8.629cm">
          <draw:text-box>
            <text:p><text:span text:style-name="T7">2</text:span></text:p>
          </draw:text-box>
        </draw:frame>
        <draw:frame draw:style-name="gr27" draw:text-style-name="P10" draw:layer="layout" svg:width="0.815cm" svg:height="0.831cm" svg:x="15.187cm" svg:y="7.98cm">
          <draw:text-box>
            <text:p><text:span text:style-name="T7">2</text:span></text:p>
          </draw:text-box>
        </draw:frame>
        <draw:frame draw:style-name="gr27" draw:text-style-name="P10" draw:layer="layout" svg:width="0.815cm" svg:height="0.831cm" svg:x="19.9cm" svg:y="9.2cm">
          <draw:text-box>
            <text:p><text:span text:style-name="T7">1</text:span></text:p>
          </draw:text-box>
        </draw:frame>
        <draw:frame draw:style-name="gr27" draw:text-style-name="P10" draw:layer="layout" svg:width="0.815cm" svg:height="0.831cm" svg:x="21.185cm" svg:y="9.2cm">
          <draw:text-box>
            <text:p><text:span text:style-name="T7">1</text:span></text:p>
          </draw:text-box>
        </draw:frame>
        <draw:frame draw:style-name="gr29" draw:text-style-name="P10" draw:layer="layout" svg:width="0.917cm" svg:height="0.831cm" svg:x="20.6cm" svg:y="9.201cm">
          <draw:text-box>
            <text:p><text:span text:style-name="T7">+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><text:span text:style-name="T7">= 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15" smil:attributeName="visibility" smil:to="hidden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118" draw:id="id118" draw:layer="layout" svg:width="8cm" svg:height="0.796cm" svg:x="0.8cm" svg:y="6.8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custom-shape draw:style-name="gr32" draw:text-style-name="P15" xml:id="id117" draw:id="id117" draw:layer="layout" svg:width="8cm" svg:height="0.796cm" svg:x="0.8cm" svg:y="5.2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86cm" svg:y="8.629cm">
          <draw:text-box>
            <text:p><text:span text:style-name="T7">2</text:span></text:p>
          </draw:text-box>
        </draw:frame>
        <draw:line draw:style-name="gr33" draw:text-style-name="P17" draw:layer="layout" svg:x1="24.6cm" svg:y1="8.601cm" svg:x2="24.6cm" svg:y2="7.813cm">
          <text:p/>
        </draw:line>
        <draw:frame draw:style-name="gr27" draw:text-style-name="P10" draw:layer="layout" svg:width="0.815cm" svg:height="0.831cm" svg:x="15.188cm" svg:y="7.981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4" draw:text-style-name="P15" xml:id="id120" draw:id="id120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8" draw:text-style-name="P10" draw:layer="layout" svg:width="0.667cm" svg:height="0.831cm" svg:x="20.6cm" svg:y="9.2cm">
          <draw:text-box>
            <text:p xml:id="id119" text:id="id119"><text:span text:style-name="T7">/</text:span></text:p>
          </draw:text-box>
        </draw:fram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86cm" svg:y="8.629cm">
          <draw:text-box>
            <text:p><text:span text:style-name="T7">2</text:span></text:p>
          </draw:text-box>
        </draw:frame>
        <draw:line draw:style-name="gr33" draw:text-style-name="P17" draw:layer="layout" svg:x1="24.6cm" svg:y1="8.601cm" svg:x2="24.6cm" svg:y2="7.813cm">
          <text:p/>
        </draw:line>
        <draw:frame draw:style-name="gr27" draw:text-style-name="P10" draw:layer="layout" svg:width="0.815cm" svg:height="0.831cm" svg:x="15.188cm" svg:y="7.981cm">
          <draw:text-box>
            <text:p><text:span text:style-name="T7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4" draw:text-style-name="P15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9.9cm" svg:y="9.2cm">
          <draw:text-box>
            <text:p xml:id="id122" text:id="id122"><text:span text:style-name="T7">2</text:span></text:p>
          </draw:text-box>
        </draw:frame>
        <draw:frame draw:style-name="gr27" draw:text-style-name="P10" draw:layer="layout" svg:width="0.815cm" svg:height="0.831cm" svg:x="21.185cm" svg:y="9.2cm">
          <draw:text-box>
            <text:p xml:id="id121" text:id="id121"><text:span text:style-name="T7">2</text:span></text:p>
          </draw:text-box>
        </draw:frame>
        <draw:frame draw:style-name="gr28" draw:text-style-name="P10" draw:layer="layout" svg:width="0.667cm" svg:height="0.831cm" svg:x="20.6cm" svg:y="9.201cm">
          <draw:text-box>
            <text:p><text:span text:style-name="T7">/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 xml:id="id123" text:id="id123"><text:span text:style-name="T7">= 1</text:span></text:p>
          </draw:text-box>
        </draw:fram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line draw:style-name="gr33" draw:text-style-name="P17" draw:layer="layout" svg:x1="24.6cm" svg:y1="8.601cm" svg:x2="24.6cm" svg:y2="7.81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7" draw:text-style-name="P15" xml:id="id124" draw:id="id124" draw:layer="layout" svg:width="4.943cm" svg:height="0.796cm" svg:x="2.157cm" svg:y="8.239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86cm" svg:y="8.6cm">
          <draw:text-box>
            <text:p xml:id="id125" text:id="id125"><text:span text:style-name="T7">1</text:span></text:p>
          </draw:text-box>
        </draw:frame>
        <draw:line draw:style-name="gr33" draw:text-style-name="P17" draw:layer="layout" svg:x1="24.6cm" svg:y1="8.601cm" svg:x2="24.6cm" svg:y2="7.813cm">
          <text:p/>
        </draw:line>
        <draw:frame draw:style-name="gr27" draw:text-style-name="P10" draw:layer="layout" svg:width="0.815cm" svg:height="0.831cm" svg:x="19.9cm" svg:y="9.2cm">
          <draw:text-box>
            <text:p><text:span text:style-name="T7">2</text:span></text:p>
          </draw:text-box>
        </draw:frame>
        <draw:frame draw:style-name="gr27" draw:text-style-name="P10" draw:layer="layout" svg:width="0.815cm" svg:height="0.831cm" svg:x="21.185cm" svg:y="9.2cm">
          <draw:text-box>
            <text:p><text:span text:style-name="T7">2</text:span></text:p>
          </draw:text-box>
        </draw:frame>
        <draw:frame draw:style-name="gr28" draw:text-style-name="P10" draw:layer="layout" svg:width="0.667cm" svg:height="0.831cm" svg:x="20.6cm" svg:y="9.201cm">
          <draw:text-box>
            <text:p><text:span text:style-name="T7">/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><text:span text:style-name="T7">= 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-right" presentation:preset-property="Direction;Accelerate;Decelerate">
                  <anim:set smil:begin="0s" smil:dur="0.001s" smil:fill="hold" smil:targetElement="id125" anim:sub-item="text" smil:attributeName="visibility" smil:to="visible"/>
                  <anim:animate smil:dur="0.5s" smil:fill="hold" smil:targetElement="id125" anim:sub-item="text" smil:attributeName="x" smil:values="1+width/2;x" smil:keyTimes="0;1"/>
                  <anim:animate smil:dur="0.5s" smil:fill="hold" smil:targetElement="id12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8" draw:text-style-name="P15" xml:id="id126" draw:id="id126" draw:layer="layout" svg:width="5.543cm" svg:height="0.796cm" svg:x="0.857cm" svg:y="9.1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3" draw:text-style-name="P17" xml:id="id127" draw:id="id127" draw:layer="layout" svg:width="0cm" svg:height="0.787cm" svg:x="24.6cm" svg:y="7.812cm" svg:viewBox="0 0 0 788" draw:points="0,788 0,0">
          <text:p/>
        </draw:polylin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polyline draw:style-name="gr33" draw:text-style-name="P17" xml:id="id128" draw:id="id128" draw:layer="layout" svg:width="0cm" svg:height="0.787cm" svg:x="25.2cm" svg:y="7.812cm" svg:viewBox="0 0 0 788" draw:points="0,788 0,0">
          <text:p/>
        </draw:polyline>
        <draw:frame draw:style-name="gr27" draw:text-style-name="P10" draw:layer="layout" svg:width="0.815cm" svg:height="0.831cm" svg:x="15.187cm" svg:y="8.601cm">
          <draw:text-box>
            <text:p><text:span text:style-name="T7">1</text:span></text:p>
          </draw:text-box>
        </draw:frame>
        <draw:frame draw:style-name="gr27" draw:text-style-name="P10" draw:layer="layout" svg:width="0.815cm" svg:height="0.831cm" svg:x="19.9cm" svg:y="9.2cm">
          <draw:text-box>
            <text:p><text:span text:style-name="T7">2</text:span></text:p>
          </draw:text-box>
        </draw:frame>
        <draw:frame draw:style-name="gr27" draw:text-style-name="P10" draw:layer="layout" svg:width="0.815cm" svg:height="0.831cm" svg:x="21.185cm" svg:y="9.2cm">
          <draw:text-box>
            <text:p><text:span text:style-name="T7">2</text:span></text:p>
          </draw:text-box>
        </draw:frame>
        <draw:frame draw:style-name="gr28" draw:text-style-name="P10" draw:layer="layout" svg:width="0.667cm" svg:height="0.831cm" svg:x="20.6cm" svg:y="9.201cm">
          <draw:text-box>
            <text:p><text:span text:style-name="T7">/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><text:span text:style-name="T7">= 1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27" smil:attributeName="visibility" smil:to="hidden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custom-shape draw:style-name="gr32" draw:text-style-name="P15" xml:id="id130" draw:id="id130" draw:layer="layout" svg:width="8cm" svg:height="0.796cm" svg:x="0.8cm" svg:y="6.8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custom-shape draw:style-name="gr32" draw:text-style-name="P15" xml:id="id129" draw:id="id129" draw:layer="layout" svg:width="8cm" svg:height="0.796cm" svg:x="0.8cm" svg:y="5.2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86cm" svg:y="8.629cm">
          <draw:text-box>
            <text:p><text:span text:style-name="T7">1</text:span></text:p>
          </draw:text-box>
        </draw:frame>
        <draw:line draw:style-name="gr33" draw:text-style-name="P17" draw:layer="layout" svg:x1="25.2cm" svg:y1="8.601cm" svg:x2="25.2cm" svg:y2="7.8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4" draw:text-style-name="P15" xml:id="id132" draw:id="id132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9" draw:text-style-name="P10" draw:layer="layout" svg:width="0.917cm" svg:height="0.831cm" svg:x="20.6cm" svg:y="9.2cm">
          <draw:text-box>
            <text:p xml:id="id131" text:id="id131"><text:span text:style-name="T7">+</text:span></text:p>
          </draw:text-box>
        </draw:frame>
        <draw:frame draw:style-name="gr27" draw:text-style-name="P10" draw:layer="layout" svg:width="0.815cm" svg:height="0.831cm" svg:x="15.185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15.186cm" svg:y="8.629cm">
          <draw:text-box>
            <text:p><text:span text:style-name="T7">1</text:span></text:p>
          </draw:text-box>
        </draw:frame>
        <draw:line draw:style-name="gr33" draw:text-style-name="P17" draw:layer="layout" svg:x1="25.2cm" svg:y1="8.601cm" svg:x2="25.2cm" svg:y2="7.8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4" draw:text-style-name="P15" draw:layer="layout" svg:width="10.2cm" svg:height="0.796cm" svg:x="2cm" svg:y="7.596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9.9cm" svg:y="9.2cm">
          <draw:text-box>
            <text:p xml:id="id134" text:id="id134"><text:span text:style-name="T7">3</text:span></text:p>
          </draw:text-box>
        </draw:frame>
        <draw:frame draw:style-name="gr27" draw:text-style-name="P10" draw:layer="layout" svg:width="0.815cm" svg:height="0.831cm" svg:x="21.185cm" svg:y="9.2cm">
          <draw:text-box>
            <text:p xml:id="id133" text:id="id133"><text:span text:style-name="T7">1</text:span></text:p>
          </draw:text-box>
        </draw:frame>
        <draw:frame draw:style-name="gr29" draw:text-style-name="P10" draw:layer="layout" svg:width="0.917cm" svg:height="0.831cm" svg:x="20.6cm" svg:y="9.201cm">
          <draw:text-box>
            <text:p><text:span text:style-name="T7">+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 xml:id="id135" text:id="id135"><text:span text:style-name="T7">= 4</text:span></text:p>
          </draw:text-box>
        </draw:frame>
        <draw:line draw:style-name="gr33" draw:text-style-name="P17" draw:layer="layout" svg:x1="25.2cm" svg:y1="8.601cm" svg:x2="25.2cm" svg:y2="7.81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7" draw:text-style-name="P15" xml:id="id136" draw:id="id136" draw:layer="layout" svg:width="4.943cm" svg:height="0.796cm" svg:x="2.157cm" svg:y="8.239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frame draw:style-name="gr27" draw:text-style-name="P10" draw:layer="layout" svg:width="0.815cm" svg:height="0.831cm" svg:x="15.185cm" svg:y="9.3cm">
          <draw:text-box>
            <text:p xml:id="id137" text:id="id137"><text:span text:style-name="T7">4</text:span></text:p>
          </draw:text-box>
        </draw:frame>
        <draw:line draw:style-name="gr33" draw:text-style-name="P17" draw:layer="layout" svg:x1="25.2cm" svg:y1="8.601cm" svg:x2="25.2cm" svg:y2="7.813cm">
          <text:p/>
        </draw:line>
        <draw:frame draw:style-name="gr27" draw:text-style-name="P10" draw:layer="layout" svg:width="0.815cm" svg:height="0.831cm" svg:x="19.9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21.185cm" svg:y="9.2cm">
          <draw:text-box>
            <text:p><text:span text:style-name="T7">1</text:span></text:p>
          </draw:text-box>
        </draw:frame>
        <draw:frame draw:style-name="gr29" draw:text-style-name="P10" draw:layer="layout" svg:width="0.917cm" svg:height="0.831cm" svg:x="20.6cm" svg:y="9.201cm">
          <draw:text-box>
            <text:p><text:span text:style-name="T7">+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><text:span text:style-name="T7">= 4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-right" presentation:preset-property="Direction;Accelerate;Decelerate">
                  <anim:set smil:begin="0s" smil:dur="0.001s" smil:fill="hold" smil:targetElement="id137" anim:sub-item="text" smil:attributeName="visibility" smil:to="visible"/>
                  <anim:animate smil:dur="0.5s" smil:fill="hold" smil:targetElement="id137" anim:sub-item="text" smil:attributeName="x" smil:values="1+width/2;x" smil:keyTimes="0;1"/>
                  <anim:animate smil:dur="0.5s" smil:fill="hold" smil:targetElement="id13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8" draw:text-style-name="P15" xml:id="id138" draw:id="id138" draw:layer="layout" svg:width="5.543cm" svg:height="0.796cm" svg:x="0.857cm" svg:y="9.1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polyline draw:style-name="gr33" draw:text-style-name="P17" xml:id="id140" draw:id="id140" draw:layer="layout" svg:width="0cm" svg:height="0.787cm" svg:x="25.9cm" svg:y="7.812cm" svg:viewBox="0 0 0 788" draw:points="0,788 0,0">
          <text:p/>
        </draw:polyline>
        <draw:polyline draw:style-name="gr33" draw:text-style-name="P17" xml:id="id139" draw:id="id139" draw:layer="layout" svg:width="0cm" svg:height="0.787cm" svg:x="25.2cm" svg:y="7.813cm" svg:viewBox="0 0 0 788" draw:points="0,788 0,0">
          <text:p/>
        </draw:polyline>
        <draw:frame draw:style-name="gr27" draw:text-style-name="P10" draw:layer="layout" svg:width="0.815cm" svg:height="0.831cm" svg:x="15.186cm" svg:y="9.301cm">
          <draw:text-box>
            <text:p><text:span text:style-name="T7">4</text:span></text:p>
          </draw:text-box>
        </draw:frame>
        <draw:frame draw:style-name="gr27" draw:text-style-name="P10" draw:layer="layout" svg:width="0.815cm" svg:height="0.831cm" svg:x="19.9cm" svg:y="9.2cm">
          <draw:text-box>
            <text:p><text:span text:style-name="T7">3</text:span></text:p>
          </draw:text-box>
        </draw:frame>
        <draw:frame draw:style-name="gr27" draw:text-style-name="P10" draw:layer="layout" svg:width="0.815cm" svg:height="0.831cm" svg:x="21.185cm" svg:y="9.2cm">
          <draw:text-box>
            <text:p><text:span text:style-name="T7">1</text:span></text:p>
          </draw:text-box>
        </draw:frame>
        <draw:frame draw:style-name="gr29" draw:text-style-name="P10" draw:layer="layout" svg:width="0.917cm" svg:height="0.831cm" svg:x="20.6cm" svg:y="9.201cm">
          <draw:text-box>
            <text:p><text:span text:style-name="T7">+</text:span></text:p>
          </draw:text-box>
        </draw:frame>
        <draw:frame draw:style-name="gr36" draw:text-style-name="P10" draw:layer="layout" svg:width="1.599cm" svg:height="0.831cm" svg:x="21.801cm" svg:y="9.201cm">
          <draw:text-box>
            <text:p><text:span text:style-name="T7">= 4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39" smil:attributeName="visibility" smil:to="hidden"/>
                </anim:par>
              </anim:par>
              <anim:par smil:begin="0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38" draw:text-style-name="P15" xml:id="id141" draw:id="id141" draw:layer="layout" svg:width="5.543cm" svg:height="0.796cm" svg:x="0.8cm" svg:y="9.964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3" draw:text-style-name="P17" draw:layer="layout" svg:x1="25.9cm" svg:y1="8.6cm" svg:x2="25.9cm" svg:y2="7.812cm">
          <text:p/>
        </draw:line>
        <draw:frame draw:style-name="gr27" draw:text-style-name="P10" draw:layer="layout" svg:width="0.815cm" svg:height="0.831cm" svg:x="15.186cm" svg:y="9.301cm">
          <draw:text-box>
            <text:p><text:span text:style-name="T7">4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ontent" presentation:presentation-page-layout-name="AL2T1">
        <draw:frame presentation:style-name="pr5" draw:text-style-name="P5" draw:layer="layout" svg:width="25.451cm" svg:height="2.597cm" svg:x="0.55cm" svg:y="0.207cm" presentation:class="title" presentation:user-transformed="true">
          <draw:text-box>
            <text:p><text:span text:style-name="T4">Data Structure –Stack Application <text:s/></text:span><text:span text:style-name="T5"><text:line-break/></text:span><text:span text:style-name="T5">Infix to Postfix</text:span></text:p>
          </draw:text-box>
        </draw:frame>
        <draw:frame draw:style-name="gr13" draw:text-style-name="P11" draw:layer="layout" svg:width="9.912cm" svg:height="1cm" svg:x="13.4cm" svg:y="2.8cm">
          <draw:text-box>
            <text:list text:style-name="L1">
              <text:list-item>
                <text:p><text:span text:style-name="T8">2 * 3 - 3 + 8 / 4 / ( 1 + 1 )$ </text:span></text:p>
              </text:list-item>
            </text:list>
          </draw:text-box>
        </draw:frame>
        <draw:custom-shape draw:style-name="gr40" draw:text-style-name="P15" xml:id="id142" draw:id="id142" draw:layer="layout" svg:width="6.4cm" svg:height="0.796cm" svg:x="2cm" svg:y="10.7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0.4cm" svg:height="0.988cm" svg:x="1.6cm" svg:y="7.512cm">
          <draw:text-box>
            <text:list text:style-name="L1">
              <text:list-header>
                <text:p><text:span text:style-name="T9">Pop two elements and Evaluate them </text:span></text:p>
              </text:list-header>
            </text:list>
          </draw:text-box>
        </draw:frame>
        <draw:frame draw:style-name="gr14" draw:text-style-name="P10" draw:layer="layout" svg:width="5.6cm" svg:height="0.831cm" svg:x="1.6cm" svg:y="6cm">
          <draw:text-box>
            <text:list text:style-name="L1">
              <text:list-header>
                <text:p><text:span text:style-name="T9">Push Item(scan)</text:span><text:span text:style-name="T7"> </text:span></text:p>
              </text:list-header>
            </text:list>
          </draw:text-box>
        </draw:frame>
        <draw:frame draw:style-name="gr8" draw:text-style-name="P13" draw:layer="layout" svg:width="9.7cm" svg:height="1cm" svg:x="0.8cm" svg:y="9.1cm">
          <draw:text-box>
            <text:list text:style-name="L1">
              <text:list-item>
                <text:p><text:span text:style-name="T9">Increment Pointer</text:span></text:p>
              </text:list-item>
            </text:list>
          </draw:text-box>
        </draw:frame>
        <draw:frame draw:style-name="gr15" draw:text-style-name="P14" draw:layer="layout" svg:width="5.6cm" svg:height="1cm" svg:x="1.6cm" svg:y="8.3cm">
          <draw:text-box>
            <text:list text:style-name="L1">
              <text:list-header>
                <text:p><text:span text:style-name="T10">Push result</text:span></text:p>
              </text:list-header>
            </text:list>
          </draw:text-box>
        </draw:frame>
        <draw:frame draw:style-name="gr16" draw:text-style-name="P14" draw:layer="layout" svg:width="8.824cm" svg:height="1cm" svg:x="1.576cm" svg:y="10.7cm">
          <draw:text-box>
            <text:list text:style-name="L1">
              <text:list-header>
                <text:p><text:span text:style-name="T10">Print result from Stack</text:span></text:p>
              </text:list-header>
            </text:list>
          </draw:text-box>
        </draw:frame>
        <draw:frame draw:style-name="gr17" draw:text-style-name="P14" draw:layer="layout" svg:width="5.6cm" svg:height="0.831cm" svg:x="0.735cm" svg:y="9.964cm">
          <draw:text-box>
            <text:list text:style-name="L1">
              <text:list-item>
                <text:p><text:span text:style-name="T10">If EOE</text:span></text:p>
              </text:list-item>
            </text:list>
          </draw:text-box>
        </draw:frame>
        <draw:frame draw:style-name="gr18" draw:text-style-name="P14" draw:layer="layout" svg:width="8.235cm" svg:height="1cm" svg:x="0.85cm" svg:y="4.4cm">
          <draw:text-box>
            <text:list text:style-name="L1">
              <text:list-item>
                <text:p><text:span text:style-name="T10">Scan the Postfix Expression <text:s/></text:span></text:p>
              </text:list-item>
            </text:list>
          </draw:text-box>
        </draw:frame>
        <draw:frame draw:style-name="gr19" draw:text-style-name="P14" draw:layer="layout" svg:width="7.507cm" svg:height="1cm" svg:x="0.801cm" svg:y="5.3cm">
          <draw:text-box>
            <text:list text:style-name="L1">
              <text:list-item>
                <text:p><text:span text:style-name="T10">If (Item</text:span><text:span text:style-name="T11">(scan)</text:span><text:span text:style-name="T10"> = Operand)</text:span></text:p>
              </text:list-item>
            </text:list>
          </draw:text-box>
        </draw:frame>
        <draw:frame draw:style-name="gr20" draw:text-style-name="P14" draw:layer="layout" svg:width="7.583cm" svg:height="1cm" svg:x="0.8cm" svg:y="6.8cm">
          <draw:text-box>
            <text:list text:style-name="L1">
              <text:list-item>
                <text:p><text:span text:style-name="T10">If (Item</text:span><text:span text:style-name="T11">(scan)</text:span><text:span text:style-name="T10"> = Operator)</text:span></text:p>
              </text:list-item>
            </text:list>
          </draw:text-box>
        </draw:frame>
        <draw:frame draw:style-name="gr21" draw:text-style-name="P14" draw:layer="layout" svg:width="5.149cm" svg:height="1cm" svg:x="0.851cm" svg:y="3.489cm">
          <draw:text-box>
            <text:list text:style-name="L1">
              <text:list-item>
                <text:p><text:span text:style-name="T10">Create a Stack</text:span></text:p>
              </text:list-item>
            </text:list>
          </draw:text-box>
        </draw:frame>
        <draw:g>
          <draw:custom-shape draw:style-name="gr23" draw:text-style-name="P16" draw:layer="layout" svg:width="0.8cm" svg:height="7.8cm" draw:transform="rotate (1.5707963267949) translate (17.701cm 7.5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4" draw:text-style-name="P8" draw:layer="layout" svg:x1="18.901cm" svg:y1="7.569cm" svg:x2="18.901cm" svg:y2="6.769cm">
            <text:p/>
          </draw:line>
          <draw:line draw:style-name="gr24" draw:text-style-name="P8" draw:layer="layout" svg:x1="21.901cm" svg:y1="7.569cm" svg:x2="21.901cm" svg:y2="6.769cm">
            <text:p/>
          </draw:line>
          <draw:line draw:style-name="gr24" draw:text-style-name="P8" draw:layer="layout" svg:x1="21.301cm" svg:y1="7.569cm" svg:x2="21.301cm" svg:y2="6.769cm">
            <text:p/>
          </draw:line>
          <draw:line draw:style-name="gr24" draw:text-style-name="P8" draw:layer="layout" svg:x1="20.701cm" svg:y1="7.569cm" svg:x2="20.701cm" svg:y2="6.769cm">
            <text:p/>
          </draw:line>
          <draw:line draw:style-name="gr24" draw:text-style-name="P8" draw:layer="layout" svg:x1="20.101cm" svg:y1="7.569cm" svg:x2="20.101cm" svg:y2="6.769cm">
            <text:p/>
          </draw:line>
          <draw:line draw:style-name="gr24" draw:text-style-name="P8" draw:layer="layout" svg:x1="19.501cm" svg:y1="7.569cm" svg:x2="19.501cm" svg:y2="6.769cm">
            <text:p/>
          </draw:line>
          <draw:line draw:style-name="gr24" draw:text-style-name="P8" draw:layer="layout" svg:x1="22.501cm" svg:y1="7.569cm" svg:x2="22.501cm" svg:y2="6.769cm">
            <text:p/>
          </draw:line>
          <draw:line draw:style-name="gr24" draw:text-style-name="P8" draw:layer="layout" svg:x1="18.301cm" svg:y1="7.569cm" svg:x2="18.301cm" svg:y2="6.769cm">
            <text:p/>
          </draw:line>
          <draw:line draw:style-name="gr25" draw:text-style-name="P8" draw:layer="layout" svg:x1="23.101cm" svg:y1="7.569cm" svg:x2="23.101cm" svg:y2="6.769cm">
            <text:p/>
          </draw:line>
          <draw:line draw:style-name="gr24" draw:text-style-name="P8" draw:layer="layout" svg:x1="23.701cm" svg:y1="7.569cm" svg:x2="23.701cm" svg:y2="6.769cm">
            <text:p/>
          </draw:line>
          <draw:line draw:style-name="gr24" draw:text-style-name="P8" draw:layer="layout" svg:x1="24.301cm" svg:y1="7.569cm" svg:x2="24.301cm" svg:y2="6.769cm">
            <text:p/>
          </draw:line>
          <draw:frame draw:style-name="gr26" draw:text-style-name="P10" draw:layer="layout" svg:width="3.601cm" svg:height="0.831cm" svg:x="18.599cm" svg:y="5.769cm">
            <draw:text-box>
              <text:p><text:span text:style-name="T7">Postfix array</text:span></text:p>
            </draw:text-box>
          </draw:frame>
          <draw:frame draw:style-name="gr14" draw:text-style-name="P10" draw:layer="layout" svg:width="0.815cm" svg:height="0.831cm" svg:x="23.586cm" svg:y="6.869cm">
            <draw:text-box>
              <text:p><text:span text:style-name="T7">+</text:span></text:p>
            </draw:text-box>
          </draw:frame>
          <draw:frame draw:style-name="gr27" draw:text-style-name="P10" draw:layer="layout" svg:width="0.815cm" svg:height="0.831cm" svg:x="17.602cm" svg:y="6.87cm">
            <draw:text-box>
              <text:p><text:span text:style-name="T7">2</text:span></text:p>
            </draw:text-box>
          </draw:frame>
          <draw:frame draw:style-name="gr14" draw:text-style-name="P10" draw:layer="layout" svg:width="0.815cm" svg:height="0.831cm" svg:x="18.803cm" svg:y="6.971cm">
            <draw:text-box>
              <text:p><text:span text:style-name="T7">*</text:span></text:p>
            </draw:text-box>
          </draw:frame>
          <draw:frame draw:style-name="gr27" draw:text-style-name="P10" draw:layer="layout" svg:width="0.815cm" svg:height="0.831cm" svg:x="19.402cm" svg:y="6.87cm">
            <draw:text-box>
              <text:p><text:span text:style-name="T7">3</text:span></text:p>
            </draw:text-box>
          </draw:frame>
          <draw:frame draw:style-name="gr14" draw:text-style-name="P10" draw:layer="layout" svg:width="0.815cm" svg:height="0.831cm" svg:x="18.189cm" svg:y="6.873cm">
            <draw:text-box>
              <text:p><text:span text:style-name="T7">3</text:span></text:p>
            </draw:text-box>
          </draw:frame>
          <draw:frame draw:style-name="gr27" draw:text-style-name="P10" draw:layer="layout" svg:width="0.815cm" svg:height="0.831cm" svg:x="20.588cm" svg:y="6.872cm">
            <draw:text-box>
              <text:p><text:span text:style-name="T7">8</text:span></text:p>
            </draw:text-box>
          </draw:frame>
          <draw:frame draw:style-name="gr14" draw:text-style-name="P10" draw:layer="layout" svg:width="0.815cm" svg:height="0.831cm" svg:x="21.202cm" svg:y="6.872cm">
            <draw:text-box>
              <text:p><text:span text:style-name="T7">4</text:span></text:p>
            </draw:text-box>
          </draw:frame>
          <draw:frame draw:style-name="gr14" draw:text-style-name="P10" draw:layer="layout" svg:width="0.815cm" svg:height="0.831cm" svg:x="20.103cm" svg:y="6.871cm">
            <draw:text-box>
              <text:p><text:span text:style-name="T7">-</text:span></text:p>
            </draw:text-box>
          </draw:frame>
          <draw:frame draw:style-name="gr14" draw:text-style-name="P10" draw:layer="layout" svg:width="0.815cm" svg:height="0.831cm" svg:x="23.001cm" svg:y="6.87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2.404cm" svg:y="6.871cm">
            <draw:text-box>
              <text:p><text:span text:style-name="T7">1</text:span></text:p>
            </draw:text-box>
          </draw:frame>
          <draw:frame draw:style-name="gr14" draw:text-style-name="P10" draw:layer="layout" svg:width="0.815cm" svg:height="0.831cm" svg:x="21.889cm" svg:y="6.871cm">
            <draw:text-box>
              <text:p><text:span text:style-name="T7">/</text:span></text:p>
            </draw:text-box>
          </draw:frame>
          <draw:line draw:style-name="gr24" draw:text-style-name="P8" draw:layer="layout" svg:x1="24.901cm" svg:y1="6.769cm" svg:x2="24.901cm" svg:y2="7.569cm">
            <text:p/>
          </draw:line>
          <draw:frame draw:style-name="gr28" draw:text-style-name="P10" draw:layer="layout" svg:width="0.667cm" svg:height="0.831cm" svg:x="24.234cm" svg:y="6.869cm">
            <draw:text-box>
              <text:p><text:span text:style-name="T7">/</text:span></text:p>
            </draw:text-box>
          </draw:frame>
          <draw:frame draw:style-name="gr29" draw:text-style-name="P10" draw:layer="layout" svg:width="0.917cm" svg:height="0.831cm" svg:x="24.784cm" svg:y="6.8cm">
            <draw:text-box>
              <text:p><text:span text:style-name="T7">+</text:span></text:p>
            </draw:text-box>
          </draw:frame>
        </draw:g>
        <draw:g>
          <draw:custom-shape draw:style-name="gr30" draw:text-style-name="P16" draw:layer="layout" svg:width="0.8cm" svg:height="5.4cm" svg:x="15.2cm" svg:y="4.5cm">
            <text:p/>
            <draw:enhanced-geometry svg:viewBox="0 0 21600 21600" draw:type="rectangle" draw:enhanced-path="M 0 0 L 21600 0 21600 21600 0 21600 0 0 Z N"/>
          </draw:custom-shape>
          <draw:line draw:style-name="gr24" draw:text-style-name="P8" draw:layer="layout" svg:x1="15.2cm" svg:y1="5.7cm" svg:x2="16cm" svg:y2="5.7cm">
            <text:p/>
          </draw:line>
          <draw:line draw:style-name="gr24" draw:text-style-name="P8" draw:layer="layout" svg:x1="15.2cm" svg:y1="8.7cm" svg:x2="16cm" svg:y2="8.7cm">
            <text:p/>
          </draw:line>
          <draw:line draw:style-name="gr24" draw:text-style-name="P8" draw:layer="layout" svg:x1="15.2cm" svg:y1="8.1cm" svg:x2="16cm" svg:y2="8.1cm">
            <text:p/>
          </draw:line>
          <draw:line draw:style-name="gr24" draw:text-style-name="P8" draw:layer="layout" svg:x1="15.2cm" svg:y1="7.5cm" svg:x2="16cm" svg:y2="7.5cm">
            <text:p/>
          </draw:line>
          <draw:line draw:style-name="gr24" draw:text-style-name="P8" draw:layer="layout" svg:x1="15.2cm" svg:y1="6.9cm" svg:x2="16cm" svg:y2="6.9cm">
            <text:p/>
          </draw:line>
          <draw:line draw:style-name="gr24" draw:text-style-name="P8" draw:layer="layout" svg:x1="15.2cm" svg:y1="6.3cm" svg:x2="16cm" svg:y2="6.3cm">
            <text:p/>
          </draw:line>
          <draw:line draw:style-name="gr24" draw:text-style-name="P8" draw:layer="layout" svg:x1="15.2cm" svg:y1="9.3cm" svg:x2="16cm" svg:y2="9.3cm">
            <text:p/>
          </draw:line>
          <draw:line draw:style-name="gr24" draw:text-style-name="P8" draw:layer="layout" svg:x1="15.2cm" svg:y1="5.1cm" svg:x2="16cm" svg:y2="5.1cm">
            <text:p/>
          </draw:line>
        </draw:g>
        <draw:frame draw:style-name="gr31" draw:text-style-name="P10" draw:layer="layout" svg:width="1.874cm" svg:height="0.831cm" svg:x="14.7cm" svg:y="9.97cm">
          <draw:text-box>
            <text:p><text:span text:style-name="T7">Stack</text:span></text:p>
          </draw:text-box>
        </draw:frame>
        <draw:line draw:style-name="gr33" draw:text-style-name="P17" draw:layer="layout" svg:x1="25.9cm" svg:y1="8.6cm" svg:x2="25.9cm" svg:y2="7.812cm">
          <text:p/>
        </draw:line>
        <draw:frame draw:style-name="gr27" draw:text-style-name="P10" draw:layer="layout" svg:width="0.815cm" svg:height="0.831cm" svg:x="15.186cm" svg:y="9.301cm">
          <draw:text-box>
            <text:p xml:id="id143" text:id="id143"><text:span text:style-name="T7">4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143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ub_5f_header_5f_" presentation:presentation-page-layout-name="AL2T1">
        <draw:frame presentation:style-name="pr3" draw:text-style-name="P4" draw:layer="layout" svg:width="26.9cm" svg:height="3.465cm" svg:x="0.9cm" svg:y="10.61cm" presentation:class="title" presentation:user-transformed="true">
          <draw:text-box>
            <text:p><text:span text:style-name="T3">Code -Infix to Postfix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Sans" svg:font-family="OpenSans" style:font-family-generic="swiss"/>
    <style:font-face style:name="OpenSans1" svg:font-family="OpenSans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none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41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4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42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3DT23H16M8S</meta:editing-duration>
    <meta:editing-cycles>134</meta:editing-cycles>
    <meta:generator>LibreOffice/7.3.2.2$Windows_X86_64 LibreOffice_project/49f2b1bff42cfccbd8f788c8dc32c1c309559be0</meta:generator>
    <dc:title>Bright Blue</dc:title>
    <dc:date>2022-05-18T06:23:11.162000000</dc:date>
    <meta:document-statistic meta:object-count="3354"/>
    <meta:template xlink:type="simple" xlink:actuate="onRequest" xlink:title="Bright Blue" xlink:href="../R05_Flowchart.odp" meta:date="2020-04-08T20:36:48.497255069"/>
  </office:meta>
</office:document-meta>
</file>